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'DAOD', 'BTNE', 'THAT', 'BYSN', 'TOSN', 'SHON', 'BUTS', 'SIRR', 'RHSK', 'BRNY', 'LTCN', 'PETH', 'PRAR', 'JONR', 'TADL', 'MTLS', 'JHSR', 'LEDH', 'LEAE', 'BUDH', 'RRRN', 'BOEY', 'DAET', 'LTCK', 'MUOR', 'PENY', 'NHAS', 'BOOH', 'DAEN', 'BILR', 'SLDE', 'MEDK', 'PRCK', 'LADY', 'PUDE', 'LOED', 'RRTT', 'TOCT', 'DHED', 'NROS', 'BIDK', 'DESL', 'BTSH', 'TTLD', 'NTTH', 'DTRN', 'RYNH', 'BHSN', 'MRLH', 'TTDT', 'JLDT', 'SLLY', 'THEN', 'DTES', 'JOSR', 'BICR', 'RINR', 'PUNK', 'JRDH', 'BEEE', 'THCL', 'NYNS', 'RATL', 'PREL', 'MHRE', 'SOTL', 'DANR', 'RRCR', 'PLOH', 'PLSS', 'SIAH', 'TUAE', 'DODS', 'TREN', 'SEAN', 'PLDL', 'PIDH', 'TARS', 'RTTN', 'DYNK', 'NACS', 'TUTS', 'MERH', 'STSD', 'JUDN', 'RRLY', 'JTOD', 'JYTN', 'SRER', 'SRAL', 'PRSR', 'PAOR', 'JHSS', 'PUAT', 'BAOL', 'DURK', 'NORH', 'THCT', 'TOTR', 'JRNH', 'MORL', 'BOAS', 'JEER', 'TACH', 'MLTT', 'NUNN', 'MALE', 'DUCT', 'BYDK', 'ROEY', 'BUNY', 'MHLN', 'SAEK', 'RIER', 'JLEL', 'LOEH', 'BASS', 'PLNY', 'SLNE', 'BLAH', 'TTTH', 'DTDN', 'JHCE', 'DAEE', 'JHTR', 'JANT', 'NYCT', 'SICD', 'BRLR', 'TANL', 'PHRY', 'DIAS', 'PHRD', 'MTRD', 'RAAN', 'STED', 'JENN', 'DRLL', 'BLER', 'JONN', 'SETR', 'BHLE', 'NRAE', 'TEAN', 'RUOH', 'BYDN', 'BONK', 'THCY', 'NTLT', 'SERH', 'TAAD', 'DYDE', 'NTLL', 'PTCK', 'MTCS', 'TRAR', 'DYLE', 'STDL', 'JIDT', 'JYES', 'NAAN', 'MARE', 'BRSE', 'JECD', 'JTET', 'DTON', 'NIDT', 'PUEK', 'PRTS', 'MAOY', 'DYLK', 'RETD', 'JHLT', 'MATK', 'NISS', 'BTRL', 'LHNN', 'PYEH', 'DIED', 'MUTY', 'SYSS', 'PHAK', 'LELH', 'SLOY', 'MHAL', 'TODE', 'RHCY', 'SYNT', 'BUOL', 'PIOK', 'JTSN', 'ROSD', 'LYAK', 'TOCR', 'SENT', 'TUCS', 'JTEN', 'JIAH', 'DEDL', 'LYRN', 'NTRR', 'MUEH', 'LRDT', 'SIEH', 'BLTE', 'NENT', 'MIDR', 'DORD', 'DOLS', 'DORY', 'SRCH', 'RAAT', 'MELN', 'SRCY', 'RATS', 'TOAE', 'PISL', 'SEOS', 'LHRT', 'BEAT', 'BUAE', 'TAES', 'SOON', 'RIEY', 'DIOR', 'SETE', 'JEEL', 'RORL', 'DYNY', 'JITT', 'BTAD', 'STND', 'SAOY', 'PAET', 'JHDH', 'JYSH', 'MRCD', 'DYLD', 'BISS', 'DULN', 'SEAK', 'JANH', 'PHEH', 'LITK', 'DINR', 'LECR', 'DRTH', 'JEAS', 'SEAE', 'LOTN', 'NIOT', 'MHET', 'RIAT', 'PONS', 'DEDK', 'DIDT', 'JASH', 'LUNE', 'STOD', 'NUAL', 'DACY', 'STTD', 'PINH', 'PHDR', 'NYDT', 'PACS', 'JYDS', 'JEOH', 'JINK', 'DYAT', 'TRRE', 'JYLE', 'BUST', 'MHOK', 'DUCR', 'RTOE', 'NHSK', 'RIRN', 'NIER', 'MENH', 'RYDS', 'LAEE', 'NUDD', 'DLCY', 'BIAR', 'RREY', 'PUOH', 'DIAE', 'BTNH', 'MOAD', 'JHSH', 'DRLH', 'MTAK', 'NTSS', 'DYET', 'JLTE', 'NREE', 'DTNS', 'PUNN', 'NLOS', 'PTAK', 'SUCN', 'BIOK', 'JRCK', 'MUAT', 'DIRY', 'TRSR', 'LOTT', 'SOER', 'JLCL', 'BHRR', 'SUNS', 'RLRN', 'SITN', 'BONN', 'TRAK', 'NYDY', 'JYET', 'JRNY', 'BYTK', 'SUCH', 'LODT', 'DRLK', 'JYTT', 'JLDE', 'RLNL', 'NEAS', 'PTLH', 'TYEH', 'SROK', 'PIDT', 'RTEE', 'JEDT', 'RIDK', 'NUTD', 'JUNR', 'SUND', 'PYRE', 'LORD', 'RETL', 'TEOH', 'RIEE', 'JOED', 'PYDY', 'TACK', 'JTES', 'SLLH', 'BHRL', 'NLND', 'MLSR', 'BRST', 'MURD', 'BUTH', 'SILH', 'LUEH', 'SYTR', 'MISH', 'SINE', 'DTOD', 'PTRE', 'DHRH', 'NODL', 'NTNK', 'SANT', 'TTOK', 'JRAE', 'DLAD', 'NYEY', 'NASN', 'DHTY', 'MHSR', 'LTSL', 'PTLT', 'THDR', 'TYLK', 'JUNY', 'JLOH', 'LREN', 'LESL', 'JTEL', 'MISL', 'PAAR', 'TTTT', 'PTRK', 'NELN', 'PLDY', 'MROR', 'SLTD', 'NTLE', 'RELH', 'PRNL', 'SORT', 'DLOT', 'DHOR', 'RUDR', 'DTTR', 'BRTT', 'SITS', 'MTDS', 'RYTT', 'NTST', 'DHCS', 'BLAY', 'NARK', 'DIAD', 'MERS', 'TADS', 'PAOT', 'NATH', 'NYDD', 'BOTN', 'LINL', 'DROD', 'BEOS', 'MHCE', 'JRTD', 'PALL', 'BLDY', 'JISL', 'BLOS', 'DRAH', 'JLND', 'NURE', 'MOEY', 'NTEH', 'MOLY', 'TUOY', 'PARL', 'JASD', 'PICL', 'BODK', 'MALS', 'RIOH', 'MICN', 'RATD', 'LLNT', 'MHNT', 'MISR', 'TOTY', 'DUES', 'LYRE', 'RTLY', 'MRES', 'DERR', 'MHOE', 'RHDY', 'DHOD', 'MHRH', 'PTDE', 'NRLD', 'NECY', 'RHSN', 'NIAE', 'SLEK', 'NAES', 'BOOK', 'MIRK', 'JLEE', 'SOLK', 'DULS', 'JYDK', 'NITK', 'DYSS', 'MIER', 'BRDE', 'TLSR', 'BYDT', 'JTAS', 'SYLK', 'POSH', 'JYDL', 'TOAN', 'LUOH', 'NTSK', 'DALL', 'SISY', 'LIDN', 'REEH', 'NAED', 'BODH', 'PELR', 'NITS', 'RTDK', 'DICE', 'TASK', 'JRAK', 'LLST', 'DOTS', 'BELD', 'POEL', 'TLSH', 'RADR', 'JIOR', 'NTAK', 'JOSK', 'NACY', 'BHOL', 'MUSR', 'SACD', 'MOCY', 'BRLH', 'LACT', 'MOCH', 'SHCE', 'DRAY', 'RIRK', 'SOAH', 'NOTL', 'DASE', 'LYDN', 'TEOD', 'JUDE', 'SIAL', 'RHAS', 'SHDS', 'SHTK', 'DLED', 'RHSE', 'MUAD', 'RILH', 'RLLS', 'JYCL', 'TRNL', 'PYCD', 'RIRH', 'POTH', 'PEOS', 'JADR', 'MRRT', 'DECY', 'RTTH', 'TTNR', 'TACT', 'PLTL', 'DOAH', 'LHCK', 'TTNH', 'DLEY', 'REES', 'JYNY', 'RYOR', 'NATN', 'NELD', 'DHEN', 'DHRT', 'RINN', 'MTAR', 'SLAL', 'DTEN', 'NOND', 'MERN', 'BHDH', 'PLLH', 'TYNN', 'SYNY', 'SULR', 'JTAD', 'SUTY', 'LASS', 'STOT', 'TYDS', 'STRK', 'DYED', 'RIOK', 'PESD', 'SHTE', 'BHNK', 'MENT', 'BERD', 'BYCE', 'NLER', 'MESD', 'JRND', 'RLEN', 'LERT', <text:soft-page-break/>'SASL', 'SIDS', 'RECK', 'BYAE', 'SHNE', 'MELR', 'MRAD', 'STCR', 'PADN', 'NEAR', 'PTAL', 'LLSS', 'SOCT', 'NRRT', 'JURY', 'NYTH', 'MOAS', 'NOOH', 'RYOH', 'TEDH', 'NYDR', 'TESD', 'BAEN', 'THND', 'RUAH', 'TYNL', 'SHRL', 'BETS', 'SENS', 'SIER', 'RAAL', 'NLAK', 'TTDN', 'ROAK', 'TOCD', 'POCN', 'PETK', 'TTOS', 'TETY', 'SYRL', 'MTDT', 'BOTK', 'BTNY', 'SAAR', 'NYSN', 'DACD', 'NREH', 'MEEL', 'NURN', 'BECD', 'BURH', 'PERL', 'RLAR', 'LOSD', 'PLEY', 'TRLS', 'NYCD', 'JYCT', 'NRSR', 'DYCN', 'BEDY', 'BYLT', 'BHSS', 'LLDE', 'PHNK', 'MHCL', 'RROH', 'JILN', 'MOEL', 'TUEL', 'RYAL', 'JRST', 'TANR', 'SINS', 'MARD', 'MYND', 'SRSN', 'NUCY', 'RLDH', 'SINN', 'JRTS', 'MTNY', 'SRRT', 'SHRH', 'JORD', 'MYET', 'ROET', 'LLON', 'PYAD', 'DLOE', 'PTTR', 'TTSR', 'DYTN', 'JUNN', 'DOSE', 'DLAY', 'NUNE', 'BLON', 'SASK', 'BLAK', 'LLDT', 'RLEL', 'RYEK', 'RIDD', 'MAEN', 'RIOS', 'PIAL', 'BIOH', 'NUTR', 'LINS', 'NEND', 'MASH', 'DOTY', 'DIDK', 'JYER', 'SLRT', 'RTAD', 'PASK', 'LICE', 'NTRK', 'SISL', 'SERS', 'TURD', 'JYOY', 'LEOH', 'MYOL', 'NELT', 'PHSS', 'TTSK', 'JYDH', 'PHSR', 'BIOD', 'BRRR', 'LRDL', 'JTEK', 'LRRK', 'RRCH', 'BESR', 'LIEL', 'BLLN', 'SRSL', 'SROL', 'BENR', 'TADD', 'LHRR', 'SHAH', 'JIOE', 'POLL', 'NODE', 'BTDL', 'NAER', 'BRNS', 'THDL', 'JHCK', 'LRRS', 'MAAR', 'SRCE', 'ROLY', 'SOST', 'JILE', 'JLNS', 'TYCS', 'DEAE', 'DHTK', 'LADE', 'LRLK', 'RRTR', 'DRNL', 'NHLK', 'LHNT', 'DOER', 'BYEL', 'PYNK', 'BIDY', 'DTSN', 'JEND', 'NLOR', 'POEN', 'BLOD', 'SYTD', 'TAEN', 'TYON', 'BROH', 'BHCE', 'RODT', 'BALN', 'BTOD', 'DLTL', 'BLRD', 'PRRY', 'RUCH', 'RYAK', 'RASY', 'TULE', 'NECK', 'NOAK', 'MRCT', 'LHNE', 'RLTN', 'DAST', 'TIEK', 'TILS', 'MHDR', 'SONH', 'SRDS', 'NINL', 'BOEN', 'NLRN', 'BLOE', 'NYRT', 'DRDL', 'PLAL', 'DYOD', 'RLSD', 'TRAD', 'MUST', 'MONY', 'DEEY', 'DLTS', 'NHTK', 'TENE', 'LRED', 'THCD', 'SYOK', 'MUAS', 'BESH', 'PIER', 'TYER', 'TYNE', 'PLAK', 'MUSE', 'RTTS', 'PUAN', 'RILN', 'TUDD', 'SUNR', 'LHRN', 'BENN', 'TIAK', 'TECD', 'TINR', 'PUSL', 'NTCS', 'JYLL', 'RUNT', 'RLOH', 'LLRN', 'MLOR', 'PLDT', 'TUDN', 'JUCS', 'TYAK', 'NINS', 'LTRY', 'JATK', 'LTTD', 'MUTE', 'NOCS', 'SLOS', 'BYCT', 'MOTN', 'PRED', 'NOTT', 'TECR', 'MLEK', 'JTDS', 'NYAS', 'SLTT', 'LEEK', 'RETH', 'BOLD', 'DUEE', 'JITN', 'SYEE', 'NULE', 'JYCS', 'TOCY', 'NHNK', 'LACE', 'BYLK', 'LUAL', 'JYSN', 'MAAY', 'JACD', 'BECN', 'NODK', 'BETN', 'LARY', 'NYNH', 'PILT', 'RACS', 'THLD', 'JIEY', 'TAON', 'SYSN', 'BLDT', 'NRAT', 'TLSL', 'TUNH', 'THRT', 'BACL', 'BEDD', 'DHDN', 'DHLL', 'STRN', 'SURE', 'MTOR', 'NAAD', 'MICL', 'MLRH', 'BRDR', 'TEAH', 'SLDK', 'MTCD', 'RHEL', 'SLDL', 'DTSL', 'BIRR', 'TYSK', 'LOST', 'PLDK', 'RUDS', 'PEAS', 'PLOR', 'NLNS', 'LOOY', 'PROS', 'REAR', 'MULK', 'TRDR', 'BENS', 'MUAK', 'TOLE', 'MLRR', 'SALH', 'DISR', 'LATS', 'NROE', 'TECE', 'RYDN', 'LITT', 'DUAR', 'PORT', 'BTSL', 'JOEN', 'LLRR', 'SLOR', 'BRCH', 'MHLL', 'DOEY', 'DULD', 'RHSR', 'SLOE', 'LECS', 'RIRL', 'MHNE', 'BLCS', 'MTDH', 'RISL', 'MIDK', 'RTDN', 'RTTY', 'PLSH', 'RHNY', 'MARL', 'MORK', 'TUTL', 'PRLS', 'LILK', 'BARD', 'PRSN', 'MRLL', 'SENL', 'TOOS', 'BTRE', 'BHLD', 'PROH', 'DUDR', 'BUAT', 'DIDR', 'SURL', 'NASK', 'RLLN', 'DLEE', 'NTRT', 'TOTK', 'DTCK', 'NYTN', 'LTNY', 'POOR', 'MHES', 'TENR', 'RLRL', 'NHEL', 'RENT', 'TLSY', 'NENL', 'RUTE', 'JUAN', 'PRCH', 'DHLD', 'RILS', 'NEEH', 'LONK', 'LHTY', 'LRCR', 'TLOY', 'RUNR', 'BHDE', 'NUCN', 'LTEN', 'BTOK', 'BHSR', 'TLOH', 'TEAY', 'BOCE', 'NUDY', 'DILL', 'BIDD', 'NHSY', 'SELS', 'TOCS', 'PHTN', 'PLSR', 'TAOL', 'MIRH', 'DHNL', 'NENH', 'JLRK', 'DADK', 'TTEL', 'BISD', 'MITH', 'BLTD', 'TILT', 'PTSY', 'TRER', 'BOLN', 'NAAL', 'DYLN', 'NAEL', 'DUER', 'SUAN', 'NRLE', 'JRLT', 'JIDR', 'SACT', 'DOLN', 'RRDD', 'MLAK', 'LIEE', 'NIDE', 'TROR', 'JHCD', 'RTNH', 'STLL', 'TLTE', 'BEOT', 'PLCS', 'DHSE', 'BHLL', 'REAY', 'RICD', 'MLNH', 'MYEE', 'BHRE', 'PETT', 'RALR', 'POOH', 'BUSL', 'PONK', 'PHLR', 'SUON', 'DRAK', 'SHRK', 'TOAD', 'NYDK', 'NORR', 'DULR', 'RYRL', 'NIAS', 'MLOD', 'BLNE', 'LYNS', 'SESH', 'JTRT', 'NELR', 'RTRL', 'NHOY', 'PORD', 'RHRN', 'MLRT', 'SYRK', 'SOCD', 'MULR', 'POST', 'JTOY', 'RHCD', 'LYOE', 'DOTT', 'TLDD', 'JYST', 'SUAR', 'DHAY', 'LIOY', 'RTTT', 'MTST', 'NRDL', 'MRSR', 'NIRT', 'DOTL', 'POEK', 'DYTR', 'DICD', 'DLSY', 'TRNH', 'NRST', 'BOED', 'RODE', 'PANS', 'MAED', 'PYLY', 'JALT', 'BICS', 'JOCT', 'JICR', 'ROLN', 'PAEH', 'RURN', 'MARR', 'NADY', 'BUOH', 'TECL', 'BASL', 'JERD', 'RHRE', 'DIEK', 'LUSD', 'JYLR', 'SEOR', 'JHDR', 'SUTN', 'PYAK', 'RESH', 'LTND', 'SURD', 'TRED', 'DOTE', 'PLEL', 'DORK', 'STCY', 'SOSK', 'DURD', 'LHNH', 'LUAH', 'PARN', 'MTTR', 'DUSK', 'NTAR', 'LLNR', 'ROTY', 'LUNL', 'PHTH', 'SHLK', 'BITR', 'LUAN', 'MOAK', 'MLDN', 'DIRN', 'RTOT', 'BTDH', 'DHTD', <text:soft-page-break/>'SESS', 'MADR', 'RTCL', 'MOOE', 'DEOL', 'TATK', 'TYOE', 'LEOE', 'PRNH', 'JANS', 'MAEK', 'RISK', 'SIRL', 'TAAK', 'SHNL', 'SAND', 'MONS', 'PORK', 'PAOS', 'PESK', 'RRRH', 'SHSE', 'STTH', 'JITR', 'BESL', 'DATN', 'TUAD', 'NUSY', 'JEAY', 'SHOH', 'PYCH', 'LYLT', 'JTRE', 'PHES', 'BRAL', 'PYTH', 'NICT', 'JETE', 'NRNT', 'RUSH', 'SERE', 'MRAH', 'BONE', 'MIET', 'MYST', 'BOAL', 'TIOE', 'BYAY', 'JECT', 'DIDD', 'METS', 'BAAK', 'SHSH', 'ROAR', 'LIOS', 'THRY', 'RTCE', 'JOEL', 'DILH', 'SREN', 'MYDN', 'RUDY', 'SART', 'DEOY', 'LRCN', 'MLCR', 'MILR', 'MLST', 'SYLY', 'JULL', 'JYTD', 'LROS', 'DELS', 'PUAH', 'JOSS', 'JLSY', 'TACS', 'DAOR', 'DHDE', 'BHLT', 'METK', 'PRNN', 'LROD', 'NLSN', 'NUCL', 'ROLT', 'BEAS', 'SUCR', 'SALT', 'LOLT', 'MYLT',</text:p>
      <text:p text:style-name="Standard"><text:s/>'TICR', 'JEDD', 'LHSH', 'RTST', 'RYAY', 'BRND', 'JUOY', 'MTAT', 'RHOL', 'RIAE', 'NTSY', 'SEOT', 'DUEY', 'BTON', 'SYSL', 'NREL', 'LTDY', 'NYAY', 'NEOD', 'NUEN', 'PYRR', 'PATE', 'REDD', 'MAEE', 'RESY', 'RUAK', 'BTTY', 'MIDH', 'RYNE', 'TICE', 'POAH', 'BHRT', 'PHAS', 'TUTE', 'SRSS', 'TAET', 'BANE', 'RLAN', 'PUNY', 'NASH', 'PYCR', 'NYEH', 'LRSY', 'MYON', 'TLRR', 'LEAK', 'LALR', 'NYAH', 'DHAR', 'MHCD', 'SICN', 'DANH', 'JUSH', 'THCR', 'DRAL', 'BTTK', 'SOET', 'NOSD', 'BOND', 'TYSN', 'NRTN', 'RTCN', 'DHCK', 'DTTE', 'RLTS', 'LUTE', 'BEAN', 'JANN', 'JEEH', 'LRND', 'PATS', 'JESY', 'MTTE', 'PUTN', 'SORY', 'JEEK', 'BTNN', 'STTY', 'SUDH', 'PRSL', 'LLSE', 'NTLH', 'STRY', 'MRAK', 'BHNE', 'TURL', 'JHLE', 'RTNK', 'BUSD', 'JELY', 'NTSR', 'MYTE', 'BORY', 'MORE', 'NAAT', 'RRCN', 'LOTL', 'JUDK', 'DRLY', 'JAAL', 'TIES', 'DUAT', 'DRLD', 'MTNR', 'RYSD', 'NYRL', 'BTCN', 'JIAL', 'BUSH', 'LITL', 'SLCN', 'BRAE', 'RYOK', 'TLED', 'NOEH', 'SORK', 'RLDY', 'BTCH', 'PHLY', 'NAOH', 'DISL', 'SELK', 'LOLR', 'MUDS', 'BELT', 'DOAN', 'JINY', 'LHDD', 'NYLH', 'RELD', 'RHDT', 'TORR', 'TYNR', 'PILE', 'SRTR', 'SACS', 'LUCR', 'SLOK', 'TUCY', 'RHTY', 'SORH', 'MERK', 'BYTY', 'NOET', 'NAEN', 'DUNE', 'BRNL', 'TUDE', 'NLTR', 'BANS', 'BITY', 'LETN', 'STAS', 'DYTK', 'MYDE', 'DIOK', 'RYLS', 'DYRN', 'PTEL', 'DLRR', 'JUON', 'THNH', 'MOOH', 'PLRR', 'PEEY', 'JUOH', 'LRSH', 'SEOY', 'PUSY', 'TLAR', 'RYDE', 'MIRD', 'JHCT', 'LOCE', 'JAOK', 'BLRN', 'BOTT', 'JHNS', 'LIOT', 'MTOT', 'MACS', 'JLAK', 'MUTL', 'MTEE', 'DALK', 'BIEE', 'SUTH', 'LELY', 'RYSR', 'JOTT', 'BUEY', 'JLDS', 'BOLS', 'DTCL', 'BERK', 'TYDY', 'RRDN', 'LOET', 'DAOS', 'THSL', 'DYRL', 'LRTE', 'MLLR', 'JENS', 'LALD', 'RLAK', 'DYLH', 'BACS', 'MACN', 'LLTY', 'BLTN', 'BOAY', 'BONL', 'DARR', 'JIRE', 'TLDK', 'PRLN', 'BLAL', 'RURS', 'DUDE', 'SIRT', 'SLCS', 'SAOE', 'PHAN', 'PECS', 'RYCN', 'SYOY', 'PUTS', 'JODK', 'DELN', 'PATL', 'BOAE', 'MLSL', 'LLLE', 'LOCH', 'BTAS', 'NHNS', 'SLEN', 'PARE', 'MONT', 'TEAR', 'RILR', 'DLRY', 'DEDN', 'LHEY', 'TUSY', 'RHCR', 'DLDN', 'PEOL', 'LHRD', 'PILL', 'MITS', 'PHRT', 'JYLD', 'BTLL', 'PYDD', 'RAOL', 'RADN', 'RHOT', 'BYRT', 'TTCY', 'BTRK', 'JUDY', 'BISK', 'BILH', 'LADL', 'JHND', 'MESN', 'NHLH', 'PEAD', 'LRSN', 'DUTL', 'LYDR', 'JIER', 'PIEL', 'DRTD', 'MOSH', 'TOSY', 'NOST', 'MYLK', 'BOSE', 'STLE', 'PIDN', 'NEDT', 'DUOS', 'PTOT', 'MEAH', 'THER', 'NTED', 'LRAK', 'NUOK', 'ROLE', 'PRLK', 'NADD', 'MECK', 'DAOK', 'PICD', 'DTLK', 'RORN', 'LLSH', 'RYTY', 'SRAH', 'DHNR', 'BTCY', 'LUOR', 'MONK', 'PTEK', 'TYTD', 'BLCR', 'NAAS', 'TIRT', 'DIRH', 'BRDL', 'MRON', 'LOAY', 'JROR', 'MUOE', 'NLDR', 'RELN', 'BYRE', 'RENK', 'MTAS', 'RIEN', 'MRTH', 'TRDN', 'SHDR', 'BHLK', 'TYOY', 'LUNK', 'DHOH', 'TOOR', 'SRDD', 'NUOY', 'JATL', 'POCY', 'BTSE', 'DHND', 'BACE', 'PUTE', 'TATH', 'TIAS', 'DIRR', 'PTNN', 'RASS', 'NTDT', 'BHOE', 'SHAY', 'TURS', 'DECN', 'NLAY', 'SELL', 'TACD', 'JYRD', 'DAEH', 'RILK', 'RARE', 'BTDK', 'TEOE', 'BTCK', 'LEDL', 'BHNN', 'PEDS', 'METD', 'JONT', 'SUAK', 'SAOR', 'MLED', 'DHNT', 'LANY', 'DARH', 'BURT', 'DUAN', 'LYON', 'LYOY', 'NHNL', 'RICY', 'TTRK', 'MRTL', 'MUNY', 'BETD', 'SEDN', 'JRAH', 'RUDN', 'JURT', 'SORL', 'NODY', 'DOCT', 'TLTH', 'TUOL', 'NHOE', 'PTNT', 'TLCK', 'STCN', 'TYLL', 'JACT', 'RROK', 'RLAT', 'SHTH', 'NHNE', 'LURL', 'BHCH', 'RRDE', 'RECD', 'NERR', 'NITT', 'NHDK', 'RIDN', 'DOND', 'LASE', 'TTNN', 'LUEN', 'PUTR', 'PTDL', 'RYOY', 'LLOS', 'TION', 'RTCT', 'MLSS', 'JIDE', 'TTES', 'LYEN', 'RTTL', 'LLLS', 'MHSL', 'LHOH', 'BESK', 'BTLS', 'PEOE', 'TATS', 'DUTS', 'JHNT', 'LLOD', 'MTLT', 'MLDT', 'DILR', 'JYSS', 'TITN', 'NYDE', 'BRDN', 'PADL', 'NUAR', 'SECT', 'SYCD', 'JIES', 'JOOL', 'TYCN', 'TYLH', 'MEDS', 'PASD', 'RADY', 'DLDR', 'BALD', 'MEOD', 'BARR', 'MHER', 'MURN', 'SEDR', 'SYTS', 'BANN', 'LTRE', 'JLCT', 'MRCY', 'SYDK', 'MHOH', 'DEDR', 'NHTD', 'LALH', 'SOEY', 'RLTL', 'PARY', 'SESD', 'BLCE', 'JTTD', 'JOCY', <text:soft-page-break/>'LENL', 'TOLT', 'JHCH', 'BOOL', 'LRAD', 'NIDL', 'PEOH', 'LIDK', 'TLOE', 'MUAN', 'BRRE', 'JUTY', 'JUCD', 'LTTR', 'MUOT', 'DESE', 'JUNL', 'MEDN', 'PEAR', 'LAOS', 'LRSE', 'LYCT', 'THTT', 'DYRS', 'MTNK', 'JLLY', 'RYES', 'MHTE', 'JLCY', 'JLDD', 'BRAY', 'BUCR', 'MELE', 'LISL', 'BHLN', 'NIED', 'JAON', 'SYSH', 'JHTD', 'JEON', 'DOAD', 'BOLH', 'MRLE', 'MIDD', 'JOSN', 'BINT', 'PLCL', 'RRTD', 'BOAN', 'METN', 'NISY', 'POOE', 'JLRE', 'DEAD', 'BLLL', 'SLAY', 'SEDL', 'BHDL', 'RTEK', 'BHEH', 'PUER', 'BACD', 'BHTK', 'JLCK', 'TRDD', 'DIOD', 'RLEK', 'RIRT', 'SAAH', 'PINN', 'TUET', 'RIAS', 'SUSE', 'BOSN', 'LHAS', 'PRAD', 'BICH', 'PLAE', 'NADK', 'TAEK', 'JYSR', 'RLLT', 'JTDE', 'REON', 'SOOK', 'BTCR', 'BTEN', 'LIST', 'RHRR', 'DEEH', 'TOSE', 'LYOT', 'NINR', 'THAN', 'DUTE', 'JASE', 'PYAE', 'LOOK', 'PHDK', 'JRDY', 'RYTR', 'PEND', 'JIOD', 'BOET', 'NYNN', 'NHNN', 'DONH', 'TINH', 'BLNH', 'RTAS', 'TODD', 'TYTR', 'NANY', 'TRCK', 'RAOR', 'JTON', 'PHAY', 'BROS', 'DRCH', 'RALS', 'BTST', 'PECR', 'MECH', 'STAT', 'RIEK', 'BREN', 'DELE', 'NIDY', 'RYTE', 'JRTE', 'JEAN', 'MAEY', 'SRAK', 'THTD', 'LUEE', 'POAE', 'JYLH', 'MOEE', 'LIES', 'NULD', 'BYOS', 'PHDS', 'PERH', 'MYCY', 'RESS', 'DLDY', 'LOTE', 'RTOH', 'BLED', 'DROY', 'PIOD', 'RUNY', 'NACK', 'MIAK', 'JETH', 'RAED', 'RHCL', 'PECE', 'BIRN', 'BINE', 'SIRE', 'JAAE', 'NHSS', 'DRNK', 'SUSS', 'LLCL', 'NLTD', 'LTRH', 'TTOD', 'TRET', 'TITD', 'JHSE', 'TANT', 'BHSK', 'PTRL', 'JLOD', 'PEOK', 'SRRN', 'LHAT', 'LIEH', 'JRLD', 'MEAT', 'TAOH', 'RUAL', 'TLER', 'BIAT', 'JYEN', 'MITT', 'JREY', 'DORE', 'MRSL', 'BTDD', 'DYCE', 'LUNS', 'PLAY', 'MASD', 'LANR', 'TYDD', 'RAAH', 'LYAE', 'TENS', 'SOTK', 'PEAT', 'BRNT', 'RTNL', 'PIES', 'BILN', 'MOTT', 'DOAY', 'DOLY', 'RRAD', 'NLCT', 'JLEH', 'DESH', 'PEAY', 'TYNS', 'TUTD', 'DIDY', 'DOSH', 'BUOY', 'LEEL', 'JATS', 'JACY', 'POAD', 'RUEE', 'NYEK', 'SAEH', 'SYNN', 'RISY', 'THCE', 'DUDL', 'RIAL', 'PIND', 'MICT', 'LAOE', 'THAL', 'LACS', 'DHSH', 'LUDE', 'MIND', 'LRDH', 'SHEL', 'RUSY', 'LHNS', 'BIRT', 'JUTL', 'DASD', 'BIAE', 'RUCD', 'MALN', 'DESY', 'NYOL', 'MUOK', 'TITH', 'NRCT', 'REER', 'PHCR', 'DUNS', 'BLLK', 'PURN', 'DHTH', 'BINY', 'BEEH', 'LERN', 'BRTL', 'NTRY', 'NUDK', 'TOON', 'LYCL', 'DREL', 'SLNY', 'MHNH', 'LYSE', 'LHAL', 'DTAN', 'PHAT', 'RERN', 'LRLE', 'BLSD', 'JYCK', 'DYCD', 'NIRR', 'TRSY', 'MLSH', 'THON', 'DRSK', 'SLEY', 'RITH', 'NINK', 'PTDN', 'DLNK', 'RTSS', 'RUES', 'BERS', 'RICS', 'PYDH', 'PHSE', 'MOLH', 'SLEL', 'DORL', 'MIDT', 'SRCL', 'TUEY', 'NISH', 'SALE', 'TTLH', 'TAAY', 'STCD', 'TUON', 'MRCN', 'JRRH', 'BAOS', 'JITD', 'RITT', 'TEEE', 'NICE', 'PHLE', 'TODS', 'MLOT', 'LAAL', 'TRLK', 'LUNR', 'MLSN', 'NUCR', 'REET', 'SONE', 'MEAS', 'LEOL', 'PHTD', 'PYTL', 'TALK', 'METE', 'MROT', 'NERD', 'JERR', 'TLOT', 'JHEN', 'ROSL', 'MHSD', 'LYTH', 'TTTR', 'DISE', 'BOOD', 'MINS', 'NERL', 'MHSK', 'SIND', 'PRCS', 'BLRK', 'MUNE', 'LOEN', 'PERN', 'NEAE', 'NYDS', 'LADN', 'LRCE', 'RINT', 'NUTH', 'TYDT', 'LRSD', 'TLSN', 'BLTL', 'TYLR', 'NAOD', 'SRDE', 'SLNH', 'SAOL', 'NEEY', 'PHRK', 'TOES', 'BUOE', 'PYED', 'PECN', 'DOOT', 'DIRD', 'MYAT', 'RHTT', 'LUOK', 'SYER', 'BEER', 'PRON', 'MRAT', 'DATK', 'SODH', 'NLAR', 'TEND', 'JRSD', 'DLCT', 'BLCL', 'TETK', 'BICN', 'NORN', 'TYOT', 'NESS', 'MRSS', 'DYSH', 'RHLS', 'BLSL', 'JTOK', 'LICT', 'MLTD', 'BHNY', 'TIEL', 'LHTR', 'PHRS', 'DYLS', 'JASN', 'TETH', 'BYTL', 'TTCS', 'MRLT', 'JRTH', 'MHED', 'DLEN', 'LHEK', 'DTDE', 'DIRL', 'NULS', 'MEEK', 'LLCK', 'NYRH', 'MHAD', 'LLOH', 'SLAH', 'LUER', 'LYDD', 'SITD', 'PHTS', 'BLLS', 'RHAN', 'JIAY', 'RODR', 'NLLY', 'REOE', 'SENH', 'JLSR', 'BHEY', 'RRAL', 'PHAH', 'MOCK', 'TTEH', 'RRON', 'PUTY', 'LOTD', 'SYLN', 'BTLH', 'LLNK', 'RUDE', 'BYCD', 'SOSL', 'SAON', 'NTRD', 'DLND', 'RHET', 'MINY', 'MTOD', 'SYAL', 'DATR', 'BADR', 'JHEL', 'NEEK', 'JLES', 'NYLN', 'SLRH', 'BAOD', 'DACH', 'MYSD', 'RYDL', 'TOCE', 'BHOR', 'BLOL', 'PYND', 'DLRD', 'LUEY', 'JOSD', 'NTNT', 'MTRS', 'JUSR', 'TUSH', 'DEDH', 'THNN', 'DHRY', 'RHST', 'JRED', 'TOTT', 'DOCY', 'TIDE', 'JULS', 'PULH', 'TUOR', 'MTAH', 'TLNL', 'TUNL', 'SODK', 'STRR', 'JRDT', 'MAON', 'RLOL', 'BHAL', 'TAST', 'DIRS', 'ROCN', 'NRCR', 'JUED', 'TONR', 'SLRS', 'LULH', 'DALH', 'ROAD', 'PYEK', 'TALE', 'LYSK', 'SUEH', 'BAAR', 'MIRS', 'MIOS', 'DEON', 'LTDK', 'BINH', 'NIRE', 'RTNY', 'DHCT', 'DHEY', 'BHCR', 'MTCK', 'LOAN', 'RECL', 'LLDL', 'LARH', 'LLNY', 'RTLN', 'RHNH', 'JROE', 'NANH', 'BRTE', 'LLRT', 'MLDL', 'MUDE', 'TUCK', 'NEDY', 'JUAR', 'DITD', 'LTES', 'NHEE', 'RETR', 'NRAY', 'LOTY', 'DRNN', 'JUNH', 'NANE', 'SUOT', 'LINY', 'LUCS', 'RYNN', 'SENR', 'SATR', 'JOST', 'MYDK', 'MITN', 'SRTS', 'LHTS', 'MYLS', 'SRTH', 'TAAS', 'JACS', 'BYOK', 'RTDD', 'PISH', 'LIAS', 'BHDD', 'SUAD', 'NTTN', 'MEOL', 'RUDT', 'SREH', <text:soft-page-break/>'TENK', 'JYNT', 'NALY', 'SIOS', 'MLRL', 'JHAK', 'SANH', 'THNY', 'NIOR', 'MOAL', 'BITK', 'SLTK', 'PRDN', 'TAAE', 'MEOK', 'PHDE', 'LAOH', 'BOLT', 'MRLK', 'NREK', 'PRNK', 'DRDK', 'LEDD', 'RRNH', 'SUER', 'RISS', 'MELD', 'BENK', 'SHCY', 'DTNT', 'TTTL', 'MELY', 'TOEY', 'MIAH', 'TLND', 'BYAN', 'DICH', 'NOTH', 'NTAN', 'LTNT', 'TUCH', 'BEAD', 'LYOS', 'LTOT', 'MACR', 'TUOD', 'MHTY', 'MLON', 'RURE', 'DEOD', 'DUSN', 'SYDN', 'NRCY', 'BYNN', 'MOED', 'SHCH', 'BHCY', 'LYLY', 'SAOK', 'TYRR', 'RYAH', 'NECL', 'RTRE', 'SYAR', 'TYCD', 'JORL', 'NLES', 'DIAR', 'MICS', 'BUSR', 'DEDE', 'SYRT', 'SILE', 'LAOT', 'TREY', 'BYRR', 'MOLD', 'LAAE', 'POND', 'SOLS', 'NTDD', 'DUEL', 'JOAE', 'DEST', 'LANH', 'BTNK', 'NRAD', 'MATH', 'JASS', 'RLRS', 'BLDH', 'DINE', 'BETH', 'BACT', 'LYLR', 'JUCR', 'LULE', 'TLLH', 'PLSL', 'JILR', 'DOTD', 'MRRN', 'JEDH', 'MORS', 'TOSL', 'MTEN', 'JYRR', 'JUTS', 'MICD', 'JEAH', 'TUDK', 'MEOR', 'THRS', 'MAER', 'TRCN', 'TODL', 'NUAK', 'BOCK', 'PYST', 'SYEH', 'SUSR', 'MOTR', 'BYOL', 'MELH', 'NEAH', 'RERL', 'NRSS', 'TOTE', 'STOS', 'PLTK', 'MAST', 'RULK', 'LHAH', 'DOED', 'PUCD', 'LETS', 'DHLY', 'RUAY', 'RYCT', 'TYTE', 'RLAD', 'NUNS', 'PHAD', 'NOSY', 'JHOK', 'TUDH', 'BRSS', 'NACL', 'BORD', 'MOSS', 'PEEE', 'DRED', 'RRDL', 'PADS', 'TOTH', 'LLET', 'NRCS', 'TARD', 'MYDH', 'NTRH', 'BHCS', 'PHSL', 'BTET', 'NHOH', 'DTRD', 'JUCT', 'NUSR', 'BYCR', 'ROLH', 'MUCN', 'NEDN', 'PURR', 'JRAY', 'PORY', 'TORT', 'SONS', 'TIDN', 'RYAE', 'MACH', 'BUDK', 'NTDH', 'TENN', 'TATL', 'RUCR', 'TLSK', 'DRDH', 'PRLR', 'STRD', 'PRDY',</text:p>
      <text:p text:style-name="Standard"><text:s/>'JICH', 'DYSY', 'LYER', 'TLTL', 'MITY', 'DROL', 'RREE', 'MINR', 'BEEK', 'LONH', 'BESN', 'LYNK', 'LYOH', 'JOLH', 'DACN', 'BHSH', 'TRLN', 'PLNH', 'BRLL', 'JATD', 'JIAT', 'BECK', 'LTOY', 'TOTD', 'BRDK', 'RIRS', 'DHAK', 'DLAT', 'BITH', 'ROSY', 'SYND', 'DOOK', 'RASR', 'TRDY', 'BHRY', 'JTRK', 'PIOH', 'SECS', 'MAAK', 'JRDD', 'MTCY', 'JAED', 'JYOR', 'NRAN', 'ROER', 'RHEY', 'JLCN', 'DLLS', 'SIAK', 'SOTH', 'NUTY', 'NTAH', 'NYDL', 'JUOS', 'JTEH', 'BESD', 'MELS', 'PRTT', 'JAAK', 'PTTN', 'BILK', 'MEOH', 'LENS', 'DRCR', 'LYSD', 'DHTN', 'DORT', 'PORN', 'NANR', 'SOTN', 'MOTY', 'BYLS', 'SHAE', 'TTDL', 'TTND', 'TTEE', 'LIAL', 'MUOD', 'LESH', 'NADR', 'NTNS', 'READ', 'RHAE', 'RHSY', 'MUDK', 'DLON', 'RIOE', 'MTAE', 'JALL', 'DOCE', 'BLDK', 'RYRY', 'JLDL', 'SEOE', 'MUDH', 'PYOD', 'PLRS', 'SIRY', 'BYOY', 'DAAY', 'RANR', 'TADN', 'ROSS', 'PIRD', 'SLSH', 'BALR', 'SHEY', 'LTLT', 'MAOT', 'LOND', 'DILD', 'MOOL', 'SREE', 'MEAK', 'BORT', 'PANL', 'SHOS', 'DHNH', 'NTRN', 'PIDD', 'MOAT', 'DUED', 'NLEH', 'NTTR', 'RRND', 'NLDK', 'SYOH', 'MOLK', 'PTCY', 'BRCY', 'JADL', 'STOY', 'MISN', 'DTDL', 'LUES', 'NRRE', 'TLLK', 'LYLS', 'NLDN', 'TLTR', 'TYED', 'MLTR', 'LODR', 'RION', 'JYEY', 'BRLY', 'NECS', 'NICS', 'ROOL', 'MONN', 'RHOE', 'TUNN', 'TACE', 'JADK', 'PYTD', 'LUDS', 'TLRN', 'MTSD', 'MIOT', 'JATY', 'NHSH', 'DLLK', 'MROS', 'TIRR', 'SOOT', 'MHSS', 'JLAY', 'LODD', 'MHSH', 'TEOL', 'RHOR', 'BTTT', 'PUCN', 'DHLN', 'DTEE', 'JHAR', 'RUCS', 'NIEK', 'PHOY', 'BEAR', 'MRLS', 'SARR', 'TUES', 'PROY', 'DRSS', 'DOCR', 'DURH', 'NAAR', 'JYCH', 'RATT', 'JRCD', 'TATE', 'NHOD', 'DUAD', 'SATK', 'JAEH', 'BRCR', 'THTN', 'NUDT', 'JYEE', 'RRES', 'TLOD', 'MUND', 'BADS', 'MECL', 'DHAN', 'LTAL', 'LHCR', 'SOEK', 'JATT', 'NHAR', 'SATE', 'BERT', 'JLSK', 'LERS', 'RAET', 'PTSS', 'JTDT', 'LYST', 'RHEE', 'DALE', 'MIOH', 'PUOS', 'LUOT', 'NIDN', 'DITL', 'NRLK', 'MYEY', 'LHEH', 'BHAN', 'SANE', 'JYRH', 'DRRK', 'DRAD', 'BRNH', 'REND', 'JIDK', 'JUOD', 'DLSS', 'BOSY', 'SRSD', 'JTDY', 'STRL', 'JANK', 'JANE', 'RLNH', 'LOAH', 'JROT', 'MTRN', 'NHTE', 'RTAH', 'TERT', 'PRLY', 'NURH', 'PIRH', 'BIES', 'MOCD', 'NASS', 'NURL', 'LLTD', 'SEDE', 'BTEL', 'MODT', 'RHCH', 'MLNT', 'BRAD', 'TETD', 'JYAD', 'LUED', 'NLCK', 'POOY', 'TYRS', 'SAAT', 'TLTD', 'SYAD', 'NLSD', 'NOOR', 'ROCH', 'SAOS', 'JHCR', 'TLAT', 'LHNL', 'SOSN', 'PTET', 'RRCK', 'JITE', 'SUCY', 'JOON', 'SLRN', 'DRRY', 'NORY', 'PENK', 'NTOS', 'TUAK', 'NIOD', 'NENE', 'SEAL', 'LROT', 'LHSN', 'BALE', 'TYSE', 'LUON', 'TOCH', 'NENS', 'LOSK', 'LOSY', 'NART', 'NADS', 'PAES', 'PECD', 'BLCD', 'PINK', 'RLLH', 'BITN', 'DOEE', 'NETS', 'BRRH', 'PODY', 'MUSN', 'RIEL', 'LORS', 'JANY', 'PURS', 'MLLY', 'SLTN', 'DOLD', 'BIER', 'PYSR', 'BUAS', 'MLAL', 'POSE', 'MHLS', 'MHDL', 'BHRN', 'DYTT', 'BINS', 'SHTR', 'MLNK', 'SISN', 'TASE', 'TRRH', 'PENS', 'RYLE', 'NHCL', 'MLAT', 'NONL', 'BESE', 'LUEK', 'BYAR', 'BOOR', 'SRNT', 'PURL', 'LUCD', 'SEET', 'JUTN', 'JLAE', 'JHTN', 'SLSL', 'TUTN', 'JLTS', 'DOCH', 'SONT', 'DINT', 'JUSK', 'DONL', 'JTCS', 'NOCR', 'TOSD', 'NERN', 'PUDT', 'LAEH', 'TIEH', 'TYDK', 'SHTT', 'PEON', 'LOAR', <text:soft-page-break/>'RLNS', 'BURD', 'DUSH', 'JARD', 'TATD', 'BREE', 'PROT', 'JHAD', 'SERR', 'PLER', 'SIEL', 'DEAH', 'MLCN', 'BHAY', 'JINN', 'DLCS', 'DRLT', 'NACH', 'JTNN', 'DYTD', 'PRNS', 'LEOS', 'TTOY', 'MALD', 'NINY', 'RUAR', 'RYTL', 'DOSK', 'DIST', 'LADD', 'BLNY', 'JUSE', 'MLSY', 'MHAS', 'JUCL', 'JTCE', 'NLOT', 'POOD', 'DLAK', 'LTRT', 'PYAN', 'SADL', 'BASN', 'SEND', 'NTCR', 'PIEE', 'RTOS', 'TLCR', 'PRCD', 'MRCL', 'LASN', 'NOLH', 'RTSH', 'DHRS', 'THAK', 'SEDD', 'PROR', 'TTOR', 'BYTN', 'LUSN', 'RLRR', 'PITL', 'NUDN', 'JHOT', 'TYTY', 'JEOT', 'MHDD', 'POCT', 'NIOE', 'RIDH', 'TTRL', 'NRDE', 'TYTS', 'MYAS', 'TRND', 'SYLE', 'LLLL', 'RTCD', 'DYNR', 'PARH', 'BTER', 'PIRE', 'JRNK', 'BRTD', 'DADY', 'NHLT', 'NEAT', 'RYLY', 'MUAE', 'SOLL', 'DUDD', 'RRRL', 'BIAL', 'MHRS', 'SLNS', 'LILS', 'TYND', 'POAK', 'JOTD', 'MROY', 'LLLD', 'BISH', 'THEE', 'PALS', 'MTNN', 'NIRH', 'DHAE', 'DTCH', 'MOEK', 'TIND', 'LURE', 'JOLT', 'MYTR', 'LUSE', 'POLS', 'MIDN', 'LETR', 'MYSY', 'NTTY', 'PENT', 'NTTS', 'NANS', 'LTNE', 'SATL', 'NHNT', 'TADK', 'MAOL', 'PESS', 'LESE', 'LENT', 'TTRH', 'DEEK', 'DRES', 'JLCH', 'LOAK', 'DEED', 'NOOL', 'LIEN', 'BLEK', 'TYCT', 'SRCN', 'PHNT', 'ROEK', 'MUEE', 'PYON', 'BTRR', 'TRTH', 'MTDE', 'NENN', 'PIAH', 'NHDT', 'LEDT', 'MODY', 'STET', 'LLCN', 'MODL', 'DANL', 'LOEE', 'TUCD', 'METT', 'PRSD', 'THNK', 'TLLY', 'LHSS', 'MIEE', 'PLES', 'BOOT', 'PYDS', 'MUES', 'JRLL', 'BURR', 'LARK', 'PATN', 'DITK', 'BHTD', 'DLDK', 'DTOR', 'JARN', 'STSL', 'SUEE', 'MOLN', 'ROAE', 'POLY', 'MIEH', 'LYNH', 'LEOK', 'SOAD', 'TTOL', 'MUEY', 'RIST', 'THRH', 'RREL', 'PEDT', 'MOAR', 'PLOD', 'MURY', 'LHAD', 'JTRH', 'NOLL', 'BAEE', 'RHTS', 'DETD', 'PUNE', 'JISH', 'TUDT', 'LYCD', 'SURS', 'SLLS', 'RHEN', 'TISR', 'NISL', 'PIRK', 'BRLS', 'BADL', 'SATD', 'BIRH', 'TLSE', 'LRET', 'LUOD', 'PLCT', 'NIRL', 'MOCR', 'JTLN', 'BUCS', 'RISN', 'NERK', 'RRTL', 'JIED', 'SLEH', 'SURY', 'SUSN', 'RRAR', 'DHCH', 'TACN', 'NHOK', 'TTAR', 'NONK', 'PHOK', 'MRET', 'NROK', 'MLRK', 'POET', 'PYLE', 'BYRD', 'PRDS', 'MICH', 'MEED', 'TLEY', 'BASD', 'BUSK', 'JEDY', 'LETK', 'JTNL', 'DRCL', 'LURS', 'DYCK', 'BTSY', 'NTCD', 'LONL', 'SEAD', 'SIDN', 'TANE', 'PADY', 'JITH', 'DOSN', 'PTNH', 'PAAE', 'NTCH', 'RYEH', 'PRRR', 'MYEL', 'DALY', 'JRSS', 'DTCT', 'TRCE', 'LRCS', 'DTDK', 'JESR', 'SYAK', 'JERY', 'DRDE', 'STDD', 'PATK', 'PTEN', 'PENE', 'JEDE', 'RHRY', 'BELK', 'DYCT', 'DYOS', 'SURH', 'STNH', 'DTRE', 'NLDS', 'MYEH', 'BASH', 'LYLE', 'NTLK', 'SRED', 'LORR', 'LASL', 'RENE', 'LEER', 'LLRS', 'RYEE', 'LOCY', 'JETT', 'MYLY', 'BLRY', 'JHLS', 'PICH', 'STTN', 'LTAT', 'LUSS', 'DLRS', 'MIDE', 'RHAT', 'RATH', 'THDT', 'DIOS', 'MECE', 'NEAL', 'TLTN', 'PALR', 'TOTL', 'TECS', 'JYCY', 'DTAL', 'TISE', 'MENL', 'JRRL', 'JHDN', 'DYRD', 'RICH', 'MUER', 'TLAS', 'NHCR', 'DLLE', 'TYDE', 'RHNR', 'BANY', 'LLTL', 'JYSK', 'JREE', 'JEDS', 'PRCE', 'LYCY', 'DULE', 'DHDD', 'BRTY', 'MROL', 'MLCH', 'SUAS', 'NLSH', 'LULD', 'JEET', 'PYCT', 'MYOR', 'JRCS', 'MODH', 'LYCR', 'NRND', 'PIDR', 'SHES', 'JYAL', 'DHSR', 'MYNN', 'TOSS', 'MUOS', 'RLNK', 'NAOS', 'NRSD', 'PTND', 'DAON', 'DLEL', 'MERY', 'TTTD', 'DEDS', 'MESS', 'MECR', 'MHCT', 'DIDN', 'NOOD', 'DHON', 'NTDY', 'SETH', 'MAOE', 'TTSN', 'DAND', 'MLES', 'BYAS', 'PHCT', 'JUDR', 'PAAH', 'JOEH', 'LAET', 'RHEK', 'NIOL', 'STLT', 'JICY', 'BUDL', 'JEEN', 'RISE', 'TTAT', 'PRRE', 'BRLT', 'RULT', 'RTLL', 'NYOK', 'TLEN', 'BAAS', 'TLSD', 'REAS', 'NTCK', 'SOEL', 'RHED', 'BIRD', 'LELS', 'TLOL', 'LYOK', 'DICK', 'RADH', 'TTLL', 'BHTR', 'MIEY', 'JYTS', 'PYNH', 'MOES', 'BOEK', 'MASN', 'TRON', 'MUTS', 'DTRT', 'MOCT', 'STEN', 'JARK', 'BLDR', 'DUCE', 'RLRY', 'NIES', 'PYRT', 'DRTY', 'LISE', 'PYLS', 'NHRH', 'JETR', 'SIES', 'MERR', 'MIOK', 'NOTN', 'MORY', 'DYLT', 'TTAD', 'MLCY', 'BTTR', 'SHEK', 'TULD', 'DRAT', 'TTON', 'SALD', 'NLNK', 'DISN', 'NOCL', 'PLRL', 'PIAN', 'DHNN', 'THEL', 'MLOY', 'LOOH', 'STER', 'JRDL', 'RTLK', 'METY', 'DENL', 'LOLS', 'RINS', 'MUCH', 'RHER', 'JTLK', 'MLNR', 'PIEN', 'DUDS', 'LHOE', 'NRLY', 'PELK', 'LHTL', 'NERY', 'NYNE', 'NUNH', 'LRAY', 'DASL', 'BHDT', 'NUEH', 'BHAD', 'BTSN', 'SYEL', 'RHRL', 'MLCE', 'BHAH', 'LAAS', 'TYAE', 'TIRE', 'BRCT', 'DEEN', 'TLOK', 'JUNS', 'NULN', 'TLAD', 'DIES', 'DIAK', 'LTRS', 'JHCL', 'DADT', 'LREK', 'MOCS', 'PLED', 'PRSE', 'LATH', 'MRAY', 'NHRD', 'SHNT', 'NHSE', 'JONL', 'JRCH', 'RETN', 'BRAS', 'MIAD', 'BUDN', 'RYTS', 'SRDK', 'NORS', 'PTAS', 'NYRS', 'MUDR', 'TRDS', 'LUSK', 'BYSY', 'SULH', 'TYSL', 'THAE', 'REAH', 'JLAR', 'RTTE', 'TESR', 'JACL', 'MRDY', 'MOTE', 'BOON', 'NYCE', 'MHCR', 'LOSE', 'MYSS', 'RTED', 'TIED', 'PYNN', 'SYNK', 'LIND', 'JOTR', 'BISN', 'LELT', 'PYNR', 'SHDT', 'LRCL', 'SHCS', 'JLLD', 'BTOT', 'TURR', 'NUAD', 'TEOY', 'PROE', 'TILR', 'JRAT', 'BEAH', 'SERK', 'MUNT', 'SRDR', <text:soft-page-break/>'BLDL', 'PYSE', 'BASK', 'PONE', 'JHEY', 'TIET', 'LAER', 'RERY', 'DODT', 'RTSE', 'NLTT', 'LTLD', 'LUNT', 'DODK', 'MTNS', 'JRLY', 'NHER', 'BORH', 'NTTL', 'JRSN', 'JAOR', 'NEDD', 'LEET', 'RHCK', 'LHNY', 'LIER', 'NORD', 'MENY', 'NHTT', 'NASR', 'NTEK', 'JROL', 'MHOS', 'BTLT', 'MEEH', 'JASY', 'TAED', 'SHOL', 'SHCN', 'STLY', 'MEOY', 'BTDR', 'DTLR', 'MORR', 'MADE', 'DUCY', 'MYNT', 'ROCD', 'RUNE', 'PONN', 'MADT', 'SYSK', 'NARD', 'PIEY', 'TLTY', 'NRNR', 'LIDY', 'SASR', 'JHNE', 'DLSK', 'TYAD', 'JTOS', 'DHNK', 'NYLR', 'MYDD', 'SUSH', 'RATN', 'JLNY', 'DERH', 'SEEH', 'LONN', 'JAOE', 'TRCH', 'ROOK', 'PECL', 'SUAT', 'BYAH', 'NRDN', 'MADY', 'TEDE', 'LLLN', 'MYCS', 'NRNK', 'BLTT', 'RHSH', 'MHDH', 'LRSK', 'MLND', 'ROCT', 'SACY', 'NLET', 'NRDY', 'PULK', 'LTNN', 'DHLT', 'STEY', 'TTTN', 'LEON', 'BUNL', 'TUOE', 'MACY', 'TLRS', 'TREH', 'DRAR', 'BRNR', 'TYOS', 'MODN', 'LATL', 'RTRT', 'JESD', 'PRCL', 'SRRK', 'NESL', 'ROSK', 'BLND', 'SRAT', 'PLOL', 'SELE', 'SHAK', 'SLCH', 'LTOS', 'THOH', 'JULK', 'NLEK', 'REOH', 'TRSS', 'LAEL', 'BUNS', 'BHER', 'LUST', 'DUSD', 'THES', 'BTDT', 'DATH', 'MUON', 'BUCH', 'STNN', 'BTSD', 'JRCY', 'RTAR', 'RERD', 'STES', 'DINK', 'RICK', 'PYEE', 'RTDY', 'DRLR', 'DAAD', 'DEAK', 'LISH', 'JTDL', 'MESR', 'NASD', 'NRON', 'SODR', 'SHSS', 'LODK', 'PTTH', 'JOLE', 'LYND', 'BEAE', 'RADE', 'JRNT', 'PASY', 'RATE', 'LRSR', 'BLCY', 'NHRT', 'PALD', 'NHRS', 'LISK', 'NTLS', 'NTNY', 'DRLE', 'RAEE', 'BHOS', 'PHOD', 'DAAR', 'DOES', 'LUAY', 'REDR', 'NIEY', 'MOOR', 'LUSR', 'NICL', 'NLLH', 'MLLH', 'LONR', 'BIEN', 'SYDT', 'JUER', 'NAOE', 'JHRR', 'RHOH', 'NURR', 'SATY', 'PINY', 'TTLE', 'BLRR', 'PUNR', 'NUAY', 'LODY', 'TTSH', 'DELH', 'DLCE', 'BHCD', 'JROK', 'BETE', 'BION', 'PRDH', 'DTRR', 'SRLK', 'NADH', 'POCH', 'JATR', 'RELT', 'TELS', 'TAEH', 'MRDT', 'STCT', 'JLTK', 'RTSK', 'RLSL', 'SEER', 'PERT', 'RRSR', 'RARR', 'MOSL', 'PODS', 'TRNY', 'RYAR', 'PAND', 'PINT', 'PTLK', 'MINN', 'JRSH', 'DREK', 'RAOT', 'TIOL', 'SUNL', 'DRNH', 'RUOK', 'DOST', 'TAAT', 'NTON', 'DEOE', 'SENY', 'SLCE', 'NESE', 'PLSY', 'MULT', 'LAOL', 'DRNT', 'TYTH', 'BART', 'RRST', 'TETR', 'LULT', 'DRSH', 'DYEL', 'NTCE', 'LRNE', 'MYED', 'PUAS', 'RRTK', 'BADD', 'LYLH', 'DUOK', 'NYAE', 'SREY', 'MOSR', 'NIEL', 'DLLR', 'NIAH', 'DEAY', 'TUCT', 'NLCN', 'LRCH', 'MHDN', 'LILN', 'RECH', 'TAEL', 'RTDL', 'JLCD', 'NAND', 'BODE',</text:p>
      <text:p text:style-name="Standard"><text:s/>'NLLK', 'MACD', 'LTEY', 'NTOH', 'PAEL', 'SLND', 'NARE', 'RRAH', 'LOES', 'DHAH', 'DTCN', 'MHAR', 'NROY', 'DANN', 'NEAK', 'DEDY', 'JISS', 'DITN', 'SUTD', 'JILD', 'SOLE', 'DEOK', 'TITR', 'DLST', 'RODD', 'SUEK', 'LIDL', 'NRRK', 'DTNH', 'BTOE', 'JIDY', 'TTDK', 'RESR', 'NOER', 'PUDR', 'PYNL', 'LIOK', 'JEST', 'DHEH', 'SIOD', 'DYEK', 'NEDL', 'JIAK', 'BINR', 'TEED', 'RHTN', 'MAOR', 'BIDE', 'SRLY', 'JUEE', 'NHLS', 'LUCH', 'THAY', 'JRAD', 'TOLH', 'LHRK', 'BHTN', 'DTOK', 'SYAN', 'TUSK', 'NULT', 'LYCN', 'MUTH', 'TLTK', 'BECH', 'PAON', 'BALT', 'LLCH', 'MTRK', 'PERY', 'JAEE', 'JELH', 'TYRL', 'PRTL', 'SETS', 'RORE', 'SHDY', 'DETL', 'MATT', 'TICD', 'NHCH', 'SYSR', 'SLOD', 'STCH', 'TYTK', 'BOAR', 'BOTE', 'MRNK', 'PAAT', 'SUAH', 'NHLE', 'RALE', 'DUDH', 'PRRK', 'RROR', 'DIAY', 'RUAT', 'JADT', 'DUDT', 'JUTK', 'SYDR', 'LTOK', 'RESK', 'JRTL', 'TLNR', 'PEDK', 'SUED', 'RUOS', 'TTEY', 'NYTY', 'JUSL', 'JYTL', 'LHTK', 'DHAL', 'LLEN', 'PERD', 'PEEN', 'DRTL', 'ROTD', 'BRCN', 'STDE', 'PRRH', 'JITS', 'TLCL', 'RLOY', 'TEST', 'MYRT', 'DANT', 'LTEK', 'PUAK', 'RLOK', 'RECE', 'DART', 'DUOL', 'PORS', 'SRTL', 'SAEN', 'MHTN', 'DLSR', 'LHER', 'TLRL', 'LRLS', 'PTTD', 'JULD', 'DHDL', 'PLRN', 'JRTK', 'BHRK', 'TOLY', 'DUNL', 'JYRL', 'TALD', 'LUTD', 'NATD', 'PUTL', 'SIET', 'SIRD', 'MRRY', 'PUTK', 'TOET', 'SOTD', 'MENR', 'STAN', 'PLAH', 'TLCT', 'NYTR', 'BUSY', 'PLLR', 'MTLH', 'JOCH', 'PELH', 'NETE', 'NRED', 'PETY', 'JRES', 'DHDT', 'BACK', 'RITE', 'LYNT', 'JIND', 'BUOT', 'PELE', 'SLER', 'LRAT', 'TRCT', 'LTSS', 'TECY', 'BLNL', 'BLLD', 'PIED', 'BUTN', 'TUAY', 'PHND', 'MREY', 'JADN', 'SIOR', 'SYAY', 'BUER', 'SHLR', 'PHTK', 'MIAT', 'PTLL', 'PYCY', 'MAAD', 'SOSE', 'MYRH', 'SRRR', 'LRTH', 'BITT', 'TRTK', 'SRNR', 'RYTD', 'JRRD', 'NOOE', 'LALY', 'RINE', 'RRRD', 'NYTE', 'JRCR', 'JIDL', 'NHET', 'RICT', 'LIDD', 'RTAK', 'RUSS', 'SEOK', 'JATE', 'DHRE', 'DTAH', 'TIDL', 'DERE', 'NYLY', 'RADL', 'JRAS', 'MUAY', 'REEE', 'TRST', 'TUDR', 'LOCR', 'THAS', 'LHNK', 'JEEY', 'DHOE', 'LUTH', 'LLLR', 'MTCH', 'RUTT', 'PYRL', 'JLOL', 'JTND', 'JYAT', 'NUSD', 'NUCD', 'DROR', 'RARD', 'SRST', 'SULY', 'NLNH', 'RRSE', 'DEER', 'TIEE', 'NUNL', 'MALY', 'STRH', 'JASK', 'LARR', 'BAEH', 'RIAK', 'RUDL', 'JYRE', 'DRNY', 'BOEL', 'PRES', 'RAOH', 'SYOS', 'JETN', 'TADE', 'RERE', 'LODL', 'MATD', 'NAST', 'RRLE', 'RYRT', 'DLCL', 'SANS', 'PIAY', 'PADE', <text:soft-page-break/>'DTRH', 'BYSS', 'RUCY', 'JTAL', 'JODE', 'MOON', 'LOOL', 'BYNK', 'LEAT', 'BRCD', 'NHDR', 'SHLH', 'BUDE', 'BYOT', 'DACK', 'SIOL', 'NIDH', 'DTEY', 'PTAN', 'MRSK', 'JAOY', 'TISN', 'BYLL', 'PHLH', 'MURH', 'PISE', 'NLNY', 'NECR', 'MEAN', 'TIOY', 'BTEY', 'SAED', 'PTLS', 'DRTE', 'PTEE', 'LIDS', 'PAOE', 'TRNK', 'LIOE', 'BYDH', 'DRCS', 'PYTK', 'BIEH', 'MARN', 'LERY', 'PUDK', 'BLAS', 'NETL', 'DURY', 'SYLR', 'BULH', 'PTTE', 'MEDR', 'PLLT', 'MOCL', 'DUCL', 'DOTR', 'RENL', 'BYAK', 'JOER', 'LHLY', 'SYOD', 'PLAN', 'JHNH', 'NLAN', 'THEH', 'MATY', 'MRTR', 'STNE', 'TATY', 'PRAL', 'DOOS', 'BIRE', 'JRRR', 'PYOR', 'LEOT', 'JYLY', 'JLLT', 'MURT', 'ROAN', 'PEEL', 'JEDR', 'SUOH', 'LTNS', 'LRCY', 'NOLY', 'STST', 'JOTE', 'MLRE', 'JYON', 'PIAK', 'PAST', 'RHLE', 'JTCT', 'NYRK', 'PURK', 'JOLS', 'JONE', 'NRNL', 'RIAD', 'RHAR', 'PEDL', 'PAER', 'BOCH', 'JISE', 'JLED', 'TTDR', 'TUNE', 'MRAS', 'MALL', 'JONK', 'JRNN', 'DTNL', 'NHLN', 'BIDS', 'DEDT', 'JIEL', 'JODT', 'NANN', 'RYAN', 'RUEN', 'DYDH', 'SLSS', 'LLAR', 'PEDH', 'NLRS', 'TUSS', 'NYNK', 'RYND', 'SLES', 'TITT', 'DREE', 'NENR', 'NILR', 'BYDR', 'LLCY', 'POTK', 'TIOS', 'MION', 'RRLK', 'SYCL', 'JHTH', 'LRTN', 'LICD', 'LLOL', 'LIRS', 'MUEL', 'PYLL', 'LAAY', 'PINL', 'JURN', 'ROTL', 'JHAE', 'LOLN', 'LRCK', 'NILN', 'JICD', 'MYTY', 'RLNR', 'PTRN', 'MUCT', 'NEED', 'MANH', 'PYSD', 'PEER', 'PILY', 'DLOH', 'TICY', 'BHST', 'DYEY', 'MTLL', 'TLTS', 'PTSN', 'DRCK', 'LTRR', 'BATL', 'MUNN', 'PTDK', 'LYOD', 'DEOH', 'JHLD', 'THTY', 'NHRE', 'DLNE', 'JUES', 'PUSE', 'SRCS', 'DEEL', 'TRTY', 'LHTD', 'DRCD', 'MRRH', 'SHNS', 'LYNR', 'JAER', 'PLLE', 'TICK', 'BTAY', 'BIOY', 'PEST', 'SLSE', 'DYDR', 'SEAS', 'PAEY', 'RUEY', 'DAOE', 'SHTS', 'TOLD', 'JECR', 'SARL', 'LLNN', 'JRRN', 'RROY', 'SUAL', 'RHEH', 'JHRT', 'MLAY', 'JESS', 'MIAR', 'JUTR', 'JTTH', 'DOTK', 'JADY', 'PREH', 'JYDN', 'JECE', 'TIDS', 'SRNY', 'THTK', 'SION', 'LTTL', 'LYSN', 'BUTT', 'MRSN', 'RETE', 'TELR', 'JYAS', 'DYNN', 'BACN', 'TTER', 'LOLH', 'PLOK', 'RORY', 'SROS', 'LOOE', 'BRSL', 'BOOY', 'NUTK', 'NEDR', 'LUAR', 'LICY', 'JEOE', 'DECK', 'JUDS', 'LAAT', 'PLRH', 'LYOL', 'MEON', 'DOCK', 'NRCD', 'JYCN', 'MHOT', 'SADH', 'TULY', 'LHEE', 'JEDL', 'DLEH', 'LIOD', 'LRDE', 'RLCS', 'JACK', 'NORK', 'PYAR', 'JIDD', 'LRER', 'RTCR', 'LUCN', 'RERH', 'TERK', 'BELE', 'LREH', 'NUOD', 'NOCK', 'DILY', 'DLNN', 'JTNR', 'SODN', 'LYEK', 'SROE', 'TALY', 'PTSL', 'JYDD', 'RHES', 'BUEH', 'JHTL', 'RUTD', 'JHRL', 'MIDS', 'NHON', 'DIOT', 'PIOY', 'PLON', 'RTSR', 'NYNT', 'RLRH', 'TOAT', 'DUOE', 'SORR', 'TIRK', 'DHAD', 'MYOY', 'BALS', 'LHDT', 'JLLS', 'DLTD', 'JEAK', 'JYEK', 'MINL', 'MUOH', 'JYEL', 'TIEY', 'DUSS', 'DUST', 'NONT', 'SHOD', 'TTNS', 'MHLY', 'PITH', 'RACN', 'NOED', 'LTDH', 'PORR', 'TEOS', 'TAOY', 'JACN', 'ROSN', 'PTCT', 'JUOL', 'TTDH', 'PULN', 'NLEL', 'TIOT', 'PRST', 'LANT', 'NATR', 'JHNR', 'PICT', 'JISR', 'STEE', 'PHEL', 'SRTE', 'DION', 'NOAT', 'STLS', 'TROD', 'NEDH', 'RRCD', 'MLRS', 'DLNR', 'TALN', 'BILL', 'JULN', 'PUEY', 'MEDL', 'BRTS', 'SAEL', 'RHNS', 'LOTR', 'RYNK', 'RYRK', 'SLCR', 'LOAS', 'RTCK', 'TARL', 'NROR', 'DURS', 'NLOH', 'SRND', 'MLOE', 'LOLD', 'MILL', 'MADS', 'NONN', 'LOSN', 'PLNS', 'SROD', 'NOAY', 'JTDK', 'LOSH', 'PLDN', 'RULH', 'SUOK', 'RAAE', 'DTCR', 'RUOR', 'NODS', 'NLLN', 'PRTE', 'PYES', 'MRRK', 'BIED', 'NYSS', 'LARL', 'THTR', 'PHLN', 'BRER', 'MOTS', 'DRRR', 'TRAY', 'LRST', 'DLTE', 'JHOY', 'LLRL', 'LRRH', 'DEET', 'LLEH', 'LTDL', 'RTEL', 'MTEH', 'RUDK', 'TEEY', 'NYAL', 'BROK', 'JLRR', 'LYAN', 'LYSR', 'LTOR', 'JAOS', 'BEDK', 'NUOH', 'BLEY', 'LHOK', 'MATN', 'SOTY', 'JLRT', 'LINH', 'LLEE', 'JRLS', 'PAAK', 'PTOY', 'MTED', 'PRAE', 'RUOY', 'PESR', 'LYRL', 'BLDE', 'DUAS', 'JETD', 'SILR', 'JIEN', 'LIAH', 'DTED', 'DECS', 'JYRT', 'RHCN', 'MRST', 'PLTY', 'MICY', 'SURN', 'PRLL', 'DORN', 'DHEK', 'NONS', 'NUAN', 'JUCK', 'PHNY', 'RUTK', 'PISN', 'SAET', 'SLDH', 'NOAN', 'DOCS', 'MTLY', 'MODE', 'DTAD', 'LHEL', 'LOAT', 'NHAK', 'TUSR', 'LTCD', 'TODR', 'DRAN', 'MALR', 'RERK', 'LIRL', 'RRDK', 'JHAS', 'SOCE', 'NITE', 'BAEL', 'BODR', 'TERS', 'JUSN', 'PYOS', 'DROK', 'NHSD', 'RIED', 'THSS', 'PRDD', 'TUTH', 'NRRR', 'LOAD', 'PINS', 'DUON', 'MAOS', 'RHLD', 'RRDT', 'DIAT', 'PTRY', 'BASR', 'NELH', 'PUOT', 'JAAY', 'MHAH', 'SELY', 'NTTD', 'LYCK', 'SEEK', 'JRRE', 'PLAD', 'BUDT', 'SEEE', 'JIEK', 'SYCS', 'DEOT', 'NRSH', 'RASE', 'MERE', 'RAER', 'TLAL', 'TLAN', 'JTAT', 'POSY', 'TOEL', 'PEEK', 'RESE', 'THDH', 'MILK', 'NYOY', 'SYEY', 'SLSN', 'MISE', 'TUOT', 'PLND', 'RENY', 'NYOD', 'NYTK', 'SIAS', 'NINT', 'JINE', 'TIRS', 'PLDS', 'NLDL', 'DHCE', 'JOTL', 'JRSE', 'DINY', 'TUED', 'DRRT', 'POTE', 'ROLD', 'JELS', 'PIRN', 'LUTS', 'RLES', 'LOON', 'LRRT', 'TRNR', 'LRRR', 'PUCE', 'LYES', 'STDH', 'JIOL', 'DENH', 'MULL', 'SUNK', <text:soft-page-break/>'NLTL', 'SITL', 'DLAN', 'JTRS', 'SEDY', 'MRLD', 'MHRR', 'LLAD', 'BERY', 'MTSL', 'SUCS', 'TYCY', 'MYNL', 'BUCN', 'STSN', 'RASL', 'PHLL', 'BRCK', 'BTTH', 'MYEK', 'JYDY', 'THOT', 'SYED', 'DUTH', 'LUET', 'JTSE', 'MHTH', 'TISK', 'PLNL', 'JOLN', 'PRCY', 'SLSD', 'LIRY', 'BUOR', 'LUND', 'SUCL', 'RAAS', 'LTDR', 'BLTR', 'NTAL', 'RLTE', 'LLDR', 'SRTY', 'RINK', 'LTOL', 'NYSY', 'JRTN', 'DILE', 'BIOS', 'MTTY', 'STTR', 'DTAS', 'TUCE', 'RROS', 'TEEH', 'PIAD', 'JANR', 'JTNH', 'DEAS', 'NERT', 'BHDS', 'DTND', 'MYRN', 'BEDS', 'THRL', 'TORN', 'MYER', 'THDS', 'BYEH', 'SYEN', 'TYEE', 'TILY', 'LAAD', 'PYLD', 'BLRH', 'PIST', 'LHLE', 'LORK', 'LEES', 'SADK', 'PAAY', 'SICY', 'JALE', 'PEOT', 'SRCK', 'JIRR', 'NROL', 'JOAS', 'NENY', 'LIAK', 'SUDD', 'MYTD', 'LELE', 'SIRK', 'MEEY', 'PHTT', 'SINY', 'NTDL', 'DYRR', 'BYLH', 'BLRL', 'SEON', 'TASS', 'LOEY', 'MTNT', 'RACH', 'SICH', 'BHLS', 'PURY', 'JADS', 'REEY', 'JIDS', 'RYSY', 'RLNE', 'TRLR', 'SHOY', 'POLN', 'NRCN', 'MYAR', 'PUSK', 'NECH', 'DLLN', 'PEAL', 'SANY', 'JECK', 'MTDY', 'SHNY', 'SECH', 'BLEL', 'MRDL', 'PYEN', 'JHRN', 'LRNY', 'RTTD', 'DIRE', 'TIOH', 'MHDS', 'BARE', 'JHLL', 'PARK', 'TINT', 'PRRT', 'DANS', 'DTEK', 'SEAH', 'RLSR', 'DHOK', 'SECK', 'LLCE', 'MHEL', 'TICH', 'BROE', 'RUOL', 'JEAR', 'BLDD', 'JYCD', 'MHAN', 'BOTL', 'BONY', 'BANK', 'JRRY', 'TUST', 'MHNY', 'DURL', 'JLAD', 'DYRT', 'LYAS', 'PONY', 'TRLY', 'RUED', 'BHES', 'NESN', 'PRSH', 'JIAS', 'DIDL', 'MLAS', 'DECR', 'MLDY', 'TLEE', 'JUAL', 'DAAT', 'TYRY', 'PEAE', 'JETY', 'JIOK', 'BADK', 'ROOR', 'LAAK', 'RINL', 'DHDK', 'PREY', 'DASS', 'TRTD', 'MHTS', 'NHDS', 'JOLL', 'MLNL', 'NIEN', 'LHET', 'PTTT', 'RTND', 'MRDE', 'SIDE', 'MTOL', 'JOEY', 'PTSE', 'DECT', 'RYSE', 'NODR', 'LHOS', 'STCS', 'BATD', 'NLAS', 'JUAY', 'JUAD', 'BLAE', 'JREN', 'PHSY', 'PTNK', 'PIDK', 'DTDT', 'PTES', 'JACR', 'BHCT', 'LATE', 'SORE', 'JHCY', 'MTLK', 'LADH', 'LLDK', 'NAOY', 'JENL', 'SUTS', 'SLOL', 'LUTN', 'DREN', 'TUTY', 'MECY', 'JODD', 'BYES', 'TITY', 'SROR', 'MAOK', 'DAOH', 'BRNK', 'REST', 'MEES', 'NRNN', 'PEDN', 'PODN', 'SLDN', 'BYLN', 'RYDD', 'MHEH', 'JTOH', 'BTRH', 'LHLR', 'JASR', 'NITL', 'BUNT', 'JORH', 'DRCE', 'LHRE', 'POLH', 'PHSK', 'DLCK', 'LRNK', 'LTAE', 'MERL', 'LEDY', 'PUST', 'NETY', 'PECT', 'JECH', 'LRLY', 'PULS', 'BOST', 'DYOR', 'PTDT', 'JHSK', 'SRDH', 'LTLL', 'LITN', 'JYOE', 'SESK', 'DHOY', 'LODS', 'RAST', 'JLEY', 'BISY', 'LORY', 'PYSN', 'DLOK', 'SRSK', 'LTSR', 'NAEH', 'MHEE', 'JTED', 'TILL', 'PALH', 'SAAY', 'TROE', 'NEDE', 'NEER', 'JOSY', 'RYSH', 'BULY', 'LTSE', 'MATE', 'RLLK', 'TRNE', 'BUNN', 'JESH', 'NODN', 'BYTS', 'JTNY', 'TRTR', 'MAAE', 'JOOY', 'NESR', 'THNL', 'SYDH', 'MYCT', 'NYDN', 'TERH', 'JODN', 'SOLD', 'SALY', 'BELY', 'JLDY', 'RAON', 'SRNN', 'BECR', 'RRLT', 'JLTY', 'NALD', 'DLES', 'PUED', 'MTTT', 'RUOT', 'DRON', 'JAEK', 'BINK', 'BRDD', 'BATH', 'STON', 'LRLR', 'RRNS', 'NEDK', 'MHCH', 'JHLN', 'LANN', 'SICK', 'NURT', 'TTRS', 'SOSS', 'RIDY', 'LYAR', 'LLRK', 'BATN', 'NISE', 'DALD', 'LYSL', 'MRCK', 'MHST', 'BIEY', 'SRDN', 'JHED', 'TYLY', 'RIRR', 'DOOL', 'NISN', 'JOND', 'MURS', 'DROS',</text:p>
      <text:p text:style-name="Standard"><text:s/>'LTTH', 'JUAH', 'DETY', 'LYDE', 'DYTE', 'BYLR', 'TROK', 'NTNL', 'PYEL', 'DIDH', 'PALE', 'NHRY', 'TYNH', 'NHEN', 'JADD', 'PLSE', 'SOND', 'NLLS', 'NHDN', 'SRTN', 'PATT', 'ROOS', 'RRLL', 'NLRL', 'MYRS', 'DOAE', 'RTET', 'SHED', 'SISS', 'BUAN', 'JRTR', 'LILY', 'SELR', 'SUOL', 'LILE', 'NTTK', 'NAEK', 'TEDS', 'PATY', 'JLSN', 'MYNH', 'DINL', 'BORR', 'MOER', 'BTDY', 'SUDT', 'LHND', 'DRER', 'BLRS', 'NYNR', 'NLCH', 'BURL', 'SIEY', 'DTTK', 'SIRN', 'LLSK', 'MYNK', 'TUAH', 'SOSD', 'RLDD', 'DUTT', 'LISR', 'NUDE', 'NIDD', 'NHRR', 'JALK', 'SHCR', 'TTRD', 'TRCL', 'NYAN', 'JTOT', 'STSY', 'RERS', 'PUCT', 'PUND', 'NRCE', 'SURR', 'LHLK', 'DTTD', 'JETK', 'NTNE', 'LAOY', 'LHCH', 'DYRK', 'TTNE', 'RECT', 'LTAK', 'PTED', 'RERR', 'DEOR', 'SADN', 'BHLR', 'SLDY', 'TTAL', 'LYTD', 'LRRD', 'BIRK', 'LHLH', 'RHLT', 'JYOT', 'TANH', 'MRAL', 'LTCE', 'LONS', 'JILK', 'JTOR', 'BULR', 'LLAY', 'SHAL', 'MTET', 'NIOK', 'BYRK', 'PUDL', 'RLAH', 'PTRR', 'TTDD', 'ROAY', 'TOTN', 'RUDH', 'RELK', 'DUAY', 'MTLN', 'TOLS', 'SLTR', 'LTRK', 'DUCH', 'POOT', 'LYNL', 'LECL', 'DLDS', 'PISY', 'TTRT', 'NEOS', 'DRSY', 'BTAT', 'MYTT', 'TLAH', 'SHRE', 'SOOS', 'RARH', 'NOON', 'BIDR', 'NHDE', 'JERS', 'NURK', 'BOSH', 'BTCT', 'PAOL', 'MLNS', 'JINR', 'TTRR', 'DUAH', 'BYEK', 'MLDK', 'NIAT', 'RYCH', 'RTNS', 'NUON', 'LHRL', 'LLAH', 'TOEH', 'NTSN', 'SUOD', 'JHCS', 'NLSK', 'JLRD', 'NRNY', 'LOER', 'DISD', 'ROOY', 'PACT', 'JICE', 'PYAL', 'PHOR', 'PELY', 'BINL', 'TYEK', 'RUEK', 'BLTY', 'PLEK', 'MAEH', 'BUCD', 'LRRE', 'RURK', 'SLCL', 'NYLL', 'TALT', 'SLOH', 'DOTH', 'TYSS', 'BARH', 'TEAD', 'TRCR', 'LIOH', 'TTSS', 'PLLY', 'BEED', 'DARK', 'NECE', <text:soft-page-break/>'TYNY', 'DITT', 'LERL', 'NYOS', 'DYND', 'SUSL', 'MRSE', 'LADT', 'MILS', 'JTTE', 'RTES', 'RYNS', 'JHTS', 'LHAK', 'PUTH', 'DIOH', 'TLRH', 'MINE', 'TRCD', 'MUSL', 'DYRY', 'LYCE', 'DTLL', 'LLDY', 'DRCY', 'TECN', 'BISE', 'PRAS', 'DERN', 'JUNE', 'JRTT', 'DYSR', 'BLLE', 'NETD', 'POAR', 'NUCE', 'PLNR', 'SLAE', 'LOAE', 'SYTY', 'TISD', 'NOSH', 'JIEE', 'JYOD', 'LOSS', 'MEOT', 'TOLR', 'LUCE', 'PTLN', 'LECE', 'BLDN', 'JAET', 'STLD', 'BEST', 'TIOR', 'MIST', 'LIOL', 'LREE', 'BYER', 'NTDK', 'JLSS', 'RIDE', 'BTEK', 'PEDD', 'MRAR', 'PIAE', 'RYDK', 'REDL', 'TYRD', 'SLCT', 'NIND', 'MYTL', 'TTOE', 'SOLT', 'RRAN', 'JTRN', 'SHTN', 'PUCH', 'BOTD', 'MHTD', 'NHDD', 'JILY', 'LTAH', 'LUTY', 'THNE', 'RILL', 'JTDR', 'NARN', 'SHSN', 'MINK', 'DUEN', 'BULT', 'STRE', 'TLEK', 'DYLY', 'BTAN', 'PIOE', 'RLDE', 'MHSE', 'NEOE', 'SYOL', 'BRES', 'PENH', 'BYCK', 'NUCS', 'MAAL', 'RLCE', 'MYDY', 'PIET', 'MYCE', 'SOLH', 'TTLS', 'RRNE', 'LLEY', 'SESL', 'NYTD', 'RALY', 'MIES', 'RHNE', 'NLED', 'TUCR', 'JHLR', 'BOEE', 'JORR', 'JOTH', 'SYNL', 'PENR', 'TODK', 'RHTR', 'MRNS', 'BOTY', 'THCN', 'DUOT', 'DISK', 'TIDR', 'TRLD', 'DYNE', 'BLOT', 'MUCY', 'BAEY', 'LRDK', 'PREE', 'SHCL', 'SOCY', 'LHOY', 'TOOK', 'REOT', 'BTNT', 'REAT', 'PONR', 'DTER', 'MHNL', 'TELL', 'MHLH', 'THED', 'DHOS', 'TALL', 'BYLY', 'BYAL', 'TELY', 'DREH', 'JEAE', 'JLSE', 'JHRS', 'MIRR', 'RRCY', 'DRAS', 'LENK', 'RLAY', 'DILN', 'SOLY', 'JEOK', 'TYRK', 'NETK', 'LTNK', 'MANY', 'RANH', 'DRET', 'ROCL', 'LLLT', 'LLOK', 'DOSY', 'TILK', 'DYNS', 'BYCH', 'NULR', 'JREL', 'JHCN', 'THEY', 'BILT', 'SRTT', 'BICT', 'PHCN', 'DAAE', 'NULK', 'NLTY', 'NRLR', 'RLTD', 'BLEN', 'TULS', 'TELE', 'DENY', 'TTOH', 'DOOE', 'PLLK', 'JOCL', 'SRSR', 'JHST', 'RELL', 'LAOR', 'RECR', 'MLAR', 'LISN', 'RHLY', 'SYCK', 'RELE', 'NHOL', 'SEES', 'DENS', 'SUEN', 'JOET', 'LROH', 'TISL', 'DTSR', 'RYDT', 'RACE', 'JOOD', 'DASR', 'LRTD', 'RHLL', 'PAEN', 'LRLD', 'PESH', 'PHCL', 'SAEE', 'DINN', 'MROH', 'BESY', 'RACL', 'DERD', 'MHRD', 'NUSE', 'LLLH', 'DLSH', 'DLLT', 'BLNS', 'NRLL', 'JEOY', 'MLLL', 'MHNR', 'NYCY', 'NADT', 'TRDT', 'RAOS', 'PITK', 'PLSN', 'THDY', 'JENE', 'ROST', 'MYOS', 'RANN', 'DEAT', 'BIAY', 'PESL', 'BHSL', 'BYSL', 'LOCL', 'NTOD', 'MOCE', 'SYDL', 'NYCH', 'TEDT', 'NTCT', 'LREY', 'JIOS', 'TLLL', 'MADN', 'MTCR', 'DALT', 'TTRE', 'NLOL', 'DLRL', 'SLLN', 'LHAN', 'LTTE', 'TAAL', 'PLNT', 'RRSY', 'TEAT', 'SHNN', 'MTNE', 'BYCL', 'JARE', 'LLDD', 'STOK', 'NHCD', 'TYNK', 'NIOH', 'THCH', 'RILY', 'SOLR', 'LILD', 'LIOR', 'RTNN', 'RHRK', 'JOTY', 'THLS', 'POTN', 'NYON', 'DRRH', 'BHTS', 'MOTD', 'TARH', 'MTTH', 'DERY', 'JORE', 'MUCR', 'BRRY', 'RLSH', 'BULS', 'RURH', 'MEAR', 'TRRD', 'RRTE', 'JHRE', 'NYAD', 'THLK', 'LILR', 'SADE', 'PTEY', 'NTAD', 'TYLS', 'LLEK', 'TYOL', 'TLRE', 'LLSL', 'TUAR', 'RREK', 'RTON', 'POCE', 'PREN', 'SHRY', 'DERS', 'MIAN', 'TOND', 'MTSS', 'RLAL', 'LTRN', 'PHDT', 'TUTK', 'DYEE', 'TUAL', 'LANE', 'BRLD', 'DHEE', 'LESK', 'DRDN', 'JEEE', 'JASL', 'NRSK', 'PHOL', 'DLRH', 'MRSD', 'MLAH', 'NUTL', 'TINK', 'PULD', 'DHCL', 'PUEE', 'NOTE', 'TRRT', 'SATN', 'BRRN', 'STDK', 'PHRE', 'LYRK', 'NILS', 'LOLE', 'BAON', 'PYDR', 'RUNN', 'NOCD', 'PYDT', 'LEEY', 'DUOY', 'BLST', 'DTEH', 'NLLR', 'MANL', 'JLLN', 'TLLD', 'NLNT', 'PUTD', 'DOLH', 'BUEL', 'TLRD', 'SETK', 'MYES', 'DHLE', 'PRAN', 'JRET', 'BATT', 'JTLS', 'NYSK', 'JLOY', 'LULL', 'SAOD', 'BROR', 'LISD', 'MLCK', 'SOAL', 'TARK', 'BTRS', 'JISK', 'RUTH', 'TLRT', 'MOSN', 'PHRH', 'MORD', 'DHDR', 'PLCH', 'JENY', 'DOEL', 'DLAL', 'NLOY', 'DYDD', 'ROSE', 'NHAD', 'TURN', 'RIRD', 'NEEN', 'LTLY', 'POSS', 'SONK', 'JTEE', 'SREL', 'SLLD', 'DOSS', 'SLAR', 'TRRR', 'TLDY', 'PUOY', 'RLET', 'NYTL', 'DYSK', 'TRNN', 'STDS', 'JULH', 'TAAH', 'LURH', 'JLRL', 'SUTE', 'LRAR', 'BLCT', 'POER', 'MYSK', 'LOOR', 'RINH', 'SRSH', 'BUCY', 'RHDR', 'LRAN', 'TEET', 'DTSD', 'JLAL', 'TERY', 'BODL', 'RHOY', 'RTCY', 'MYTH', 'TOLL', 'DTCE', 'RUON', 'LHDR', 'JTLL', 'SRDL', 'MLNE', 'RTNR', 'DRTT', 'JRDR', 'TRDH', 'SIEK', 'RHSS', 'NOCN', 'TELD', 'MICK', 'JYAH', 'SASS', 'JYAN', 'NATT', 'RETS', 'BAOE', 'NISK', 'NILK', 'BHED', 'BURS', 'LYNN', 'SLTL', 'NLRY', 'PODT', 'DARE', 'ROEL', 'NHSN', 'BYTT', 'BHCL', 'DAOT', 'TTRN', 'RYLN', 'SRNE', 'DICY', 'PRET', 'RTDE', 'MONE', 'SOED', 'PRTK', 'LUCK', 'DUOD', 'MTDN', 'PTDH', 'JUET', 'SHOT', 'DLCN', 'BEOK', 'LYRS', 'LTNH', 'JYNE', 'LLCD', 'PONL', 'JLDR', 'BALL', 'PUAY', 'BHSE', 'NODT', 'DTLN', 'RALN', 'MIRT', 'SOCN', 'NILE', 'LLAL', 'TRLE', 'PLNN', 'BOSD', 'TOCK', 'LESD', 'LECY', 'SUTK', 'SEAY', 'LLDS', 'MTTK', 'DHNS', 'LUCT', 'JHRY', 'STTL', 'MITL', 'JLDH', 'TONS', 'SLNT', 'DRDY', 'PTLD', 'DOEK', 'DYSN', 'STTE', 'RIDR', 'LRSL', 'JUEY', 'NINN', 'JLAS', 'NTTE', 'NALE', 'NTCL', 'PONT', 'BOLE', 'LITS', 'TEON', <text:soft-page-break/>'BLCN', 'SYLL', 'MRCS', 'MUCD', 'LIRR', 'MRTK', 'MISY', 'DOLR', 'PODK', 'NOCT', 'JOOR', 'PREK', 'BRON', 'JUND', 'TACY', 'BTAK', 'BODN', 'PEAN', 'JYRS', 'ROOH', 'DHLH', 'BYNL', 'RIOL', 'BHNH', 'TOLN', 'MUSH', 'DOCD', 'MHEK', 'RYOT', 'LYNE', 'TLNE', 'BRSR', 'BTLE', 'BITL', 'TIRH', 'RRTH', 'MIRY', 'JLLH', 'JOLR', 'MIEK', 'POAY', 'DRDR', 'NLTN', 'LACN', 'NICH', 'JRLE', 'PHOE', 'DROE', 'TECK', 'RYLT', 'NINH', 'DETS', 'SARH', 'NHRL', 'MHCK', 'TLRK', 'NIOS', 'BTLY', 'SALK', 'DOAT', 'MUTK', 'SEEN', 'JICN', 'DADD', 'RYNL', 'TOED', 'MYDR', 'LUDK', 'NEOH', 'JLON', 'PUAR', 'PHEN', 'PETS', 'TTAS', 'TORH', 'DEAL', 'NUET', 'SLCD', 'TOOY', 'BLTH', 'SAES', 'REDY', 'MYRL', 'MHOR', 'DRDD', 'STCE', 'LYDS', 'JLNH', 'LLNE', 'RUSK', 'LAEY', 'NRAL', 'LTAS', 'DHTL', 'RLCD', 'SULD', 'NOSL', 'NHLR', 'PEEH', 'DRTS', 'THSH', 'BEAL', 'SACH', 'JORT', 'BICY', 'LRTS', 'LAAR', 'BUCK', 'JINS', 'PTRS', 'SHRN', 'ROCK', 'BTCD', 'RUTR', 'RHOD', 'NANK', 'PYEY', 'DYOY', 'PTOK', 'NALL', 'LECK', 'RLTY', 'LRTY', 'PLRY', 'MASK', 'SLLK', 'NETT', 'JLCE', 'SAOH', 'JYAE', 'PUSS', 'DHDS', 'TEES', 'LLER', 'DULY', 'TIDT', 'SECR', 'RASN', 'PILK', 'BUOK', 'TTCT', 'LTOD', 'SUST', 'LEEN', 'DUET', 'BYNT', 'RAEK', 'BUNE', 'DHCR', 'MESY', 'SRRY', 'MRRR', 'ROND', 'PYOE', 'THLR', 'TULL', 'NHNH', 'PRRN', 'JUOR', 'MYCK', 'BYDD', 'TETL', 'TERE', 'NLTS', 'JYLT', 'SUDE', 'ROTS', 'PITD', 'JRLN', 'PUSH', 'SULT', 'RLRK', 'BYAT', 'ROES', 'LLSN', 'JLAH', 'SOOY', 'NHEK', 'TYCL', 'DASY', 'LAOD', 'BITE', 'LUOL', 'RLNY', 'LANS', 'MHAE', 'JHTK', 'NHCS', 'DYDT', 'TEDD', 'PETR', 'NLLL', 'TITS', 'JIEH', 'LOCK', 'NRTH', 'SETY', 'TERN', 'MILH', 'TEAK', 'MTOE', 'THDE', 'STLH', 'PLRK', 'MASS', 'MRLR', 'PEES', 'LHCL', 'SHNR', 'BAER', 'TONK', 'REEN', 'MESL', 'NEDS', 'BTLD', 'NOLR', 'NONR', 'BANL', 'BAAL', 'LTCT', 'LYSH', 'BULK', 'DYDY', 'TRAL', 'RULD', 'JLSH', 'RART', 'JURD', 'PYNY', 'BORN', 'SHRR', 'NIRY', 'RUCT', 'RUOD', 'DTAY', 'LACD', 'NRNH', 'NLDT', 'MUAL', 'DEEE', 'NHOR', 'DHRR', 'MTER', 'MIOD', 'LOTS', 'DRLN', 'NTSD', 'LART', 'TELT', 'ROLR', 'JAOH', 'BHDK', 'TART', 'RORR', 'PUNL', 'ROEH', 'RYLR', 'SLED', 'BUDD', 'RRCS', 'SYRH', 'JAOT', 'BOCN', 'BEOD', 'JTNE', 'SEDT', 'NOLE', 'NRTS', 'RHOK', 'SONY', 'TUAS', 'TTNL', 'TINL', 'JAOD', 'LAAN', 'RALH', 'TAOE', 'BLOR', 'NUEL', 'DECL', 'TLNY', 'LADK', 'NIRN', 'SLNL', 'DLNS', 'RYER', 'TEAE', 'SOLN', 'MOSE', 'JUOT', 'TRES', 'THNS', 'MHRN', 'LLTE', 'RLOD', 'LTLE', 'NLLD', 'MLTN', 'MTSY', 'JTEY', 'NHAT', 'NIAR', 'NHSR', 'SRLT', 'ROSH', 'RAAY', 'NIEE', 'NHCN', 'NHLL', 'DLRN', 'PLOS', 'TUND', 'NESH', 'MUCE', 'NADL', 'DASH', 'NYLE', 'MYSR', 'LECH', 'BTOR', 'BERH', 'TLLS', 'PTON', 'PEDR', 'JALY', 'LASR', 'PASN', 'JIRK', 'MUED', 'RLAS', 'DODH', 'RLRT', 'DETN', 'DARD', 'NUEY', 'JOTN', 'BHAR', 'TOCL', 'LHTN', 'STSE', 'NRAH', 'TIER', 'NHRN', 'MYSE', 'JOOK', 'PACE', 'LUNH', 'LLAK', 'DTRK', 'MYAL', 'MYAH', 'TOEE', 'LODH', 'BHTY', 'DHST', 'LTLS', 'NELL', 'PHST', 'RITR', 'BULD', 'RLTH', 'DASK', 'NLEY', 'PRSY', 'SISH', 'PTDD', 'RTTK', 'SACN', 'BRSH', 'LTER', 'LROE', 'MLTS', 'TLDH', 'SIDY', 'TYSD', 'LHSY', 'MATS', 'TUTR', 'SHNK', 'DADN', 'BUES', 'SREK', 'DYOE', 'SYCY', 'TTNY', 'NLTH', 'RRNY', 'TLLR', 'TYOH', 'RISD', 'SUTL', 'RTDS', 'RTDT', 'NRET', 'TYAS', 'BURK', 'BTNR', 'PALN', 'PRCR', 'LURT', 'SENN', 'PYSY', 'SACK', 'POSD', 'NHOT', 'LARS', 'SLSK', 'LOOS', 'PILD', 'MHTR', 'TIRL', 'SETL', 'JYOL', 'JYNS', 'LAAH', 'TORE', 'SHST', 'PTER', 'LIDE', 'JTCH', 'TLDL', 'MLER', 'LYRR', 'PYDN', 'TRAE', 'MITD', 'TIEN', 'POES', 'NHTY', 'JITK', 'BEEN', 'NYCL', 'PORE', 'DTSK', 'JLEN', 'JLAT', 'SOTR', 'THLE', 'JUOK', 'PLDR', 'JYTK', 'MALH', 'DHCY', 'SAAN', 'BYEE', 'DTOE', 'MECN', 'BRRL', 'SITH', 'THAD', 'SLRK', 'PACR', 'PHCY', 'DRSN', 'PIDE', 'NRCK', 'DTCS', 'NYST', 'BRLN', 'ROCR', 'DYSL', 'ROLS', 'TRLL', 'SLOT', 'PIAT',</text:p>
      <text:p text:style-name="Standard"><text:s/>'BYSR', 'MHRL', 'LRAH', 'RYCR', 'PRDL', 'SUSD', 'PADR', 'NRRL', 'LITE', 'LIEK', 'NLNE', 'TLST', 'MIAY', 'SECL', 'RRCE', 'SOCS', 'LICK', 'RUAS', 'MOEN', 'JUAK', 'MTDD', 'NLAH', 'JAAH', 'BTEH', 'MEEN', 'SOOL', 'MANT', 'RUCE', 'SECY', 'DUNR', 'BIOT', 'DONS', 'DROT', 'JOOT', 'DAEL', 'TRDE', 'MREL', 'PEAH', 'DREY', 'TEDL', 'NTAT', 'RYDY', 'LITD', 'PIRY', 'NYOE', 'TYSR', 'BYRH', 'SYSE', 'THCS', 'BADE', 'MTLD', 'MROK', 'TIRY', 'MERD', 'LTTS', 'SYLS', 'LLTS', 'SATS', 'TAOT', 'BERN', 'DTET', 'MTOH', 'TUSL', 'JUEH', 'LENN', 'NUES', 'LLTR', 'SEAR', 'POLT', 'MIOR', 'MHOY', 'JLNR', 'MOAY', 'BARL', 'NYLS', 'TOSK', 'BRDY', 'THDN', 'NLRD', 'PTEH', 'JICS', 'MTNH', 'TICS', 'NINE', 'PARR', 'TIDD', 'LELN', 'JIAE', 'SIOK', 'ROAT', 'BHLY', 'TUNT', 'TLEL', 'SEOD', 'PLRT', 'LIAD', 'SADD', 'RONS', 'RUTL', 'JULY', <text:soft-page-break/>'PHLS', 'PTSD', 'MYLL', 'RLNN', 'JLTR', 'BTNL', 'SYLD', 'TLOR', 'TTTK', 'RLLY', 'MHCN', 'MAAN', 'JRCN', 'BUTL', 'JHAH', 'DOAS', 'MYRR', 'DRTR', 'LHRH', 'TOEN', 'TIDY', 'MYSL', 'LUCL', 'DACS', 'BISR', 'SAAD', 'DITH', 'RURD', 'BLSY', 'BYON', 'RRSL', 'LHLT', 'SRCT', 'THSD', 'TTSY', 'DTLD', 'SIDH', 'SONR', 'LARN', 'NYLK', 'SUTT', 'PATH', 'BYTD', 'BTDS', 'STDT', 'MARK', 'JIRH', 'JHDT', 'NRES', 'REDT', 'TRNT', 'JIAD', 'SHCD', 'BADT', 'LALK', 'RTRK', 'PRTH', 'RONT', 'LINE', 'BTSS', 'RTOR', 'PELN', 'MURL', 'JLDN', 'MLDH', 'BEDH', 'NRSE', 'JIOY', 'TLNS', 'MYTN', 'DUTR', 'SUDR', 'LYTE', 'LHCS', 'LOCS', 'RHRH', 'JRCT', 'SLLR', 'SYOR', 'RILD', 'BRAR', 'PANT', 'LAON', 'THLT', 'JORS', 'PIDY', 'POOL', 'JECL', 'MARS', 'TILH', 'TOAH', 'LAEN', 'BRTN', 'PLCR', 'DUNN', 'JUST', 'DHDY', 'PONH', 'RYNR', 'PRSK', 'DALS', 'SODD', 'NYSE', 'SIDL', 'NRLN', 'MIEL', 'BIAH', 'LYLD', 'MLRD', 'SHEH', 'TUAT', 'JICL', 'SOAY', 'RLOT', 'BHRS', 'PIEH', 'BACY', 'MUTD', 'NASY', 'JTCN', 'DUND', 'TTEN', 'TROL', 'STNY', 'MTAN', 'MINH', 'THDD', 'PALY', 'RLLE', 'SUOY', 'PRLH', 'BYDY', 'NAAY', 'JYCE', 'BHOK', 'JINT', 'RRRR', 'BREH', 'NOTK', 'NTTT', 'MLLS', 'NYDH', 'JLOK', 'MOLS', 'BHEL', 'LYET', 'LLAS', 'PUDS', 'STEL', 'TTTE', 'MESH', 'DUTY', 'PYDK', 'NRSN', 'NAOT', 'NTEL', 'BORL', 'MHNN', 'PTNS', 'MELL', 'DARY', 'DODE', 'BUCL', 'DAAH', 'DHES', 'LHLS', 'BRTK', 'DHRN', 'RRRK', 'TINY', 'PIRS', 'NTND', 'TTET', 'LUAD', 'LYEH', 'PEOR', 'JLSL', 'RECY', 'BTAH', 'BHOY', 'NITN', 'TIAR', 'MLTH', 'LTDS', 'RUTY', 'LACH', 'SASN', 'SHNH', 'PHDY', 'DLSN', 'RAOK', 'SLAS', 'BRTH', 'LTSN', 'TYRE', 'RYRD', 'JRER', 'BODD', 'LHST', 'SYEK', 'PELS', 'DETK', 'DTSS', 'PULY', 'PTCS', 'JERE', 'BIEL', 'BREL', 'SICL', 'NYEL', 'LESY', 'NTOY', 'PUSR', 'NORL', 'LELL', 'RANY', 'TOER', 'JOTS', 'PEED', 'RATR', 'TTCH', 'MOND', 'PROL', 'MHCY', 'TICN', 'ROTE', 'JILT', 'PRDE', 'BTAE', 'SOAS', 'SYET', 'PYAH', 'MRCR', 'PYCK', 'LHDK', 'PODR', 'TRSN', 'RLDN', 'PIOT', 'PTOL', 'TOSR', 'STCK', 'RRDR', 'RHDL', 'LARD', 'RTLT', 'TTAY', 'RUSL', 'BACH', 'JROS', 'REAK', 'SIST', 'PLTD', 'JROY', 'DRDS', 'NIDR', 'LTSD', 'THDK', 'DIAH', 'DURN', 'DTRY', 'LTDT', 'DHTT', 'LIAR', 'RYCY', 'LHCY', 'LHDE', 'NOCE', 'SLRL', 'JROD', 'JACE', 'RIOT', 'RTLR', 'NTOL', 'MEDH', 'MIOE', 'DRSE', 'SYCE', 'PLAS', 'PTCR', 'DYCY', 'SEDH', 'JHNL', 'TYSH', 'THTH', 'JHSN', 'REOR', 'DYAE', 'SOSH', 'PELD', 'NHLD', 'PELL', 'SONN', 'LYEE', 'MARY', 'NUDL', 'RLED', 'MLAN', 'TROS', 'RERT', 'NUTE', 'PYDL', 'BORS', 'DUSR', 'LEDR', 'NHNR', 'NRDH', 'JRNS', 'RHDK', 'RYEL', 'LERD', 'PICN', 'JYTE', 'SHDL', 'NYEN', 'BOOE', 'SYSD', 'RANK', 'DULH', 'JELN', 'LUOS', 'NODH', 'PLTT', 'LTSK', 'JEAL', 'DLLY', 'JTDN', 'TTLN', 'JTST', 'SODE', 'LYAY', 'LHSE', 'STCL', 'METL', 'SIAR', 'JETS', 'TARN', 'MODS', 'TOOH', 'JTOE', 'NERH', 'BHOD', 'TUSE', 'BADH', 'LTCL', 'MADL', 'NACE', 'NURD', 'POED', 'RAOY', 'NASL', 'MOLT', 'LTLN', 'REEL', 'DETT', 'NEOY', 'DYCL', 'NYED', 'RTRH', 'LUDH', 'PAOH', 'NLAL', 'NYCS', 'TALR', 'PESN', 'POLK', 'TYOR', 'BHRH', 'JTRY', 'PRNE', 'RUEH', 'BAAE', 'RLCH', 'SLTS', 'LADS', 'SODT', 'JIAR', 'NUCT', 'LRNN', 'MUSK', 'PLRD', 'TRRY', 'TASN', 'TORL', 'MOLR', 'JEAD', 'RHDH', 'JYNH', 'LYOR', 'DTOT', 'MLDR', 'NLLT', 'DELK', 'PTAY', 'MLOS', 'POEE', 'TILE', 'MTSE', 'BEDN', 'NLEN', 'SASY', 'PRAY', 'MHTT', 'TUDY', 'SLAN', 'LLRH', 'NITR', 'MIOY', 'TYAR', 'RHAK', 'DYAY', 'RONH', 'RITS', 'TIAE', 'MLEN', 'BAND', 'MAND', 'PRER', 'BARS', 'BTSK', 'TIDH', 'BIDH', 'BTES', 'LLDH', 'DENT', 'BUSS', 'DOCL', 'BOCT', 'NONH', 'MLLN', 'DELL', 'TRSH', 'BYOD', 'NOTR', 'THRN', 'SADY', 'SATT', 'MRRD', 'BECL', 'BLTS', 'LETT', 'NOTY', 'RODN', 'MHSY', 'JONS', 'PUSD', 'MUDN', 'PACY', 'BUNK', 'MRLN', 'SEOH', 'RYTK', 'LYCH', 'LTOH', 'JRRT', 'BILY', 'BLOH', 'BHAS', 'TYNT', 'PHDD', 'PTLY', 'RLSK', 'REDK', 'JYNR', 'JAEY', 'DODY', 'SHLD', 'TLLT', 'MYCL', 'MTAD', 'BTRN', 'LULK', 'SENK', 'PITE', 'SRLL', 'NURY', 'LUAT', 'NHES', 'THRE', 'TATN', 'BLNR', 'JOAN', 'LECN', 'TTCR', 'SETT', 'BRED', 'DYEN', 'NLCR', 'BHNT', 'BUOS', 'DTRL', 'RYSN', 'NYOR', 'MHDK', 'MRLY', 'MRSY', 'MAES', 'JERL', 'SHTY', 'RIDL', 'RYOL', 'JRRS', 'NIDS', 'JULR', 'TURY', 'LIRH', 'RONL', 'TRTT', 'MANE', 'PORL', 'SULL', 'LOLY', 'NOCY', 'LACY', 'SRDY', 'MTOS', 'BTND', 'PLCD', 'MTEL', 'STOH', 'LREL', 'DRSR', 'TUEK', 'BESS', 'DHCD', 'PECY', 'DTAK', 'RHSD', 'JOOE', 'DUNH', 'PTNR', 'BIRY', 'SULN', 'NATS', 'PYSS', 'LYDY', 'MRRE', 'RELR', 'MUCL', 'TTCL', 'SISK', 'DESS', 'JLNN', 'MRRL', 'MLTL', 'POCS', 'STOE', 'JODS', 'SUSY', 'JTCR', 'MLSK', 'MLTY', 'NHOS', 'TODN', 'METH', 'JITY', 'TUDL', 'DLTR', 'JLRY', 'LLCS', 'JHLK', 'LLNL', 'PUCY', 'NATK', 'BUAL', 'RACR', 'SACL', 'BHAK', 'BADN', 'LTTN', 'ROEN', 'MRSH', 'PHNE', 'LLOE', 'STAH', <text:soft-page-break/>'TUSD', 'LEOR', 'MHSN', 'STTT', 'NYEE', 'RUND', 'LTAR', 'RYCL', 'MYOD', 'NHNY', 'NERE', 'NTAY', 'MLOH', 'LRTK', 'TRAT', 'BIET', 'MIAS', 'BHND', 'BLAD', 'PIAR', 'SYCT', 'NRTY', 'NIEH', 'BHNS', 'BLCH', 'TRRS', 'LEST', 'MOSK', 'PLDD', 'BRAH', 'TAEY', 'PICS', 'LULY', 'SHEN', 'RARK', 'LERH', 'BTOS', 'RELY', 'TLCY', 'DROH', 'TEEK', 'DAAL', 'LRCD', 'ROTN', 'NHAE', 'PYAY', 'BEES', 'BERR', 'BAAY', 'PTAE', 'BOAH', 'NLNR', 'LHOL', 'DONK', 'MUDL', 'SECD', 'LROR', 'DILS', 'BELS', 'LUDD', 'JHNK', 'TODT', 'STSH', 'RORK', 'NUND', 'RHNK', 'DUAK', 'RENH', 'BTNS', 'PRRD', 'DHRK', 'NTES', 'RRLH', 'DHER', 'RAOD', 'DISS', 'JEOD', 'MRDR', 'NUTN', 'DTSY', 'ROLL', 'LLNH', 'BLES', 'MUDT', 'JRNR', 'MYNY', 'LECD', 'TRRL', 'NONY', 'MTEY', 'NTNR', 'LLSY', 'REAN', 'JTAY', 'PACD', 'SYTT', 'BENH', 'TASY', 'RONE', 'NUAS', 'SINL', 'TONT', 'LHSD', 'RIDS', 'NRSY', 'PHCH', 'SALS', 'JTSS', 'RLOS', 'MERT', 'MTRH', 'NTRE', 'JANL', 'JAEN', 'RISH', 'NTNN', 'NOOY', 'SITR', 'BTDN', 'PHET', 'JODL', 'DLTY', 'SITY', 'DYDK', 'MRTT', 'BIAK', 'JOSL', 'RHNN', 'PIDS', 'BRLK', 'JINH', 'NUSN', 'RYTN', 'LATN', 'BANH', 'TLNN', 'RRSH', 'MUCS', 'TTTS', 'RIAY', 'JOLK', 'DTNN', 'RIDT', 'PLLD', 'STTK', 'TORY', 'SRAN', 'MRNY', 'DTAR', 'TECH', 'DUCK', 'LICN', 'DENE', 'PRRL', 'MILY', 'RULE', 'TODH', 'NTOK', 'TOAR', 'JLLK', 'PAOK', 'MTSN', 'NTCN', 'THOR', 'LIRN', 'MLOK', 'LLTK', 'LUDT', 'BHOH', 'SOOH', 'RUST', 'TLCN', 'JHOS', 'DERT', 'BHNL', 'LLRY', 'DUNY', 'DUDN', 'TOEK', 'PLTR', 'MIRN', 'BATS', 'SUOS', 'NLCE', 'TYTT', 'JLNL', 'RALK', 'JTLY', 'MLNN', 'JYAR', 'PRLT', 'JHAL', 'JTSK', 'BOSK', 'TYEL', 'MULN', 'TUEE', 'BALY', 'LETE', 'RTRS', 'TOAS', 'DUCN', 'TTSE', 'DORR', 'MTRE', 'MTTD', 'MIAE', 'BLRE', 'PUOR', 'BICK', 'BHEN', 'MISK', 'PTRT', 'SIDT', 'LTLH', 'TTED', 'SALL', 'PTAR', 'TICL', 'TYAY', 'JRAR', 'TRRN', 'SRNS', 'SOCR', 'JTTT', 'MRTS', 'RASK', 'DIOL', 'DLNH', 'LOEL', 'TTDE', 'BLDS', 'JACH', 'DORH', 'TUCL', 'PHEE', 'MOST', 'LALN', 'NUST', 'DYAH', 'SYAS', 'BILE', 'RACY', 'DTNE', 'MITR', 'DHNY', 'BROD', 'SICR', 'LLRD', 'TLNH', 'RONN', 'JIDN', 'TLON', 'LTDD', 'DLRE', 'LLND', 'LYRH', 'PAAL', 'SILT', 'SERY', 'MEAD', 'DLET', 'NUAE', 'BHOT', 'NYES', 'LUDN', 'BITS', 'BTRD', 'PHRN', 'MOAE', 'BEDL', 'PHEY', 'MYNR', 'PTRD', 'JETL', 'JRNL', 'DTCY', 'NTET', 'NIRK', 'TAOD', 'MYSH', 'TIAT', 'PTOH', 'NILH', 'RRAY', 'TTSD', 'BUAR', 'MHTK', 'NLNL', 'SUTR', 'NOTD', 'DUTN', 'DLCR', 'MLTK', 'PTSK', 'DUSL', 'JEOL', 'NYOH', 'SILY', 'LERE', 'DULK', 'PYRD', 'PINE', 'NOLT', 'RLCR', 'RROT', 'TARY', 'MOTL', 'NORE', 'JTSD', 'PYRS', 'JLCS', 'ROOE', 'DRNE', 'DTSH', 'NHCE', 'TROT', 'DILK', 'MLLD', 'MATL', 'DLCH', 'TEAL', 'SYRE', 'RHLN', 'PUOK', 'RRCT', 'NILD', 'NEOT', 'THOD', 'RHND', 'DYAK', 'PYNS', 'MLAE', 'LIDH', 'LHEN', 'DLLL', 'DRTN', 'MLLT', 'NHST', 'MHND', 'TAAR', 'LLTN', 'JRLR', 'SHRT', 'BTOH', 'LETH', 'PTDY', 'BHSD', 'LTRL', 'MYRE', 'DARN', 'MLCD', 'RRED', 'SYDS', 'JHEK', 'DAEY', 'PRDR', 'BOCS', 'NELY', 'LHRY', 'JUNK', 'DATT', 'BRRT', 'DLTK', 'RTSD', 'MREN', 'PITT', 'DLOS', 'JOAL', 'MOSY', 'JUTT', 'PHSN', 'SHAS', 'RTLE', 'TUTT', 'SRLR', 'TIOD', 'MYOH', 'LTNL', 'MADD', 'SUAY', 'PASS', 'MECD', 'DIRK', 'LASY', 'BTED', 'PYTN', 'PYCN', 'DOSD', 'TEDY', 'RLCT', 'DLTN', 'RITD', 'SRNH', 'PYSK', 'RLLD', 'TEDK', 'LAOK', 'SHAN', 'LASD', 'PRTN', 'RRDY', 'NROT', 'LEOD', 'RHOS', 'JIRT', 'MYCH', 'PHCK', 'NUAT', 'POON', 'DAOL', 'TURT', 'BYND', 'PLAR', 'TULT', 'DLOY', 'JTLT', 'DTNK', 'BAED', 'LATD', 'NYAT', 'SUSK', 'DLAR', 'LIAY', 'LTCY', 'DAEK', 'RHON', 'LEAR', 'LIAN', 'JLTD', 'MYDS', 'RLTR', 'LORT', 'RHNT', 'MUCK', 'BAOH', 'LYRD', 'LLCR', 'RUCN', 'JODR', 'NLCS', 'SHDN', 'NASE', 'TITE', 'BYDS', 'NLDH', 'DYTL', 'NIRS', 'DUNK', 'JTOL', 'DAAN', 'DIEE', 'TUSN', 'JRRK', 'PIOS', 'LENY', 'DTNR', 'POEY', 'BHEE', 'NLSS', 'NRAK', 'PLLN', 'JTRD', 'DYAS', 'SERT', 'NONE', 'TRSD', 'JHTE', 'SOTE', 'BLEH', 'LYNY', 'SUNT', 'PHRL', 'TODY', 'DLDD', 'TYAH', 'NEOR', 'LTCS', 'SRLN', 'NUOR', 'BELN', 'PTTS', 'PRDK', 'PEDE', 'BTRT', 'REDS', 'BUTR', 'SHDD', 'SLNR', 'STAE', 'SYNR', 'JTRL', 'MHOL', 'SARE', 'MYOK', 'RTRR', 'SEDS', 'RRNT', 'SRAY', 'JRAN', 'JOAK', 'LRDR', 'SLSY', 'STNK', 'SYTN', 'DURE', 'TREE', 'LAEK', 'MHEN', 'LURN', 'TTLY', 'JHTY', 'JRSK', 'TYET', 'LOTK', 'JALN', 'LOOT', 'LHCD', 'THRR', 'RAND', 'JIOH', 'JTTY', 'PHLD', 'JYSY', 'PISK', 'TULN', 'SANR', 'NYTS', 'BHTL', 'DAER', 'NULL', 'NRDR', 'BYTE', 'RYSK', 'PELT', 'MUTN', 'TENL', 'MICR', 'TULH', 'LYAL', 'NHAY', 'LLSD', 'TOOL', 'BAST', 'NUSK', 'SECN', 'PETE', 'NETN', 'DICN', 'REOK', 'RLCK', 'SYCH', 'RLOR', 'JEDN', 'JOAR', 'DEES', 'MYEN', 'RLSS', 'LEAS', 'LAST', 'LUNN', 'SRTK', 'MANS',</text:p>
      <text:p text:style-name="Standard"><text:soft-page-break/><text:s/>'BROY', 'NICR', 'RICR', 'NEET', 'NOSN', 'NESK', 'MYNS', 'RHNL', 'TINS', 'TROH', 'MEOE', 'DISY', 'RIOD', 'LTTT', 'PIRT', 'RTRY', 'SETD', 'SERL', 'JTAR', 'NEAY', 'TYSY', 'RACD', 'BUTE', 'BANT', 'BEEY', 'RLDR', 'STLK', 'SIRH', 'JLTL', 'JRCL', 'MULH', 'JHDL', 'RRTY', 'NYRD', 'RODK', 'PYOK', 'LYLN', 'TECT', 'RAEY', 'PERK', 'MYAN', 'LUDR', 'NOAL', 'MYCD', 'DONN', 'SHSD', 'LHDL', 'RUET', 'JIRN', 'MACT', 'PYSH', 'PRAT', 'JHES', 'JTTN', 'BLOY', 'BEAK', 'SEEY', 'MREE', 'MHCS', 'TIOK', 'BURE', 'NTEY', 'TTEK', 'PHNN', 'RYAD', 'BUAD', 'MYRY', 'JTAE', 'RHDE', 'JLCR', 'BOLK', 'RUNS', 'DHLR', 'TYOK', 'JENK', 'MAET', 'DIOE', 'DOTN', 'NISD', 'PYTS', 'DOAR', 'RYCD', 'DOEN', 'BARN', 'REOD', 'RARL', 'PHDH', 'PHNH', 'DUAL', 'TITL', 'JRAL', 'POCK', 'NYTT', 'BOAK', 'PIRL', 'BLET', 'LYDH', 'LEND', 'NACN', 'SITT', 'PYOY', 'JTSH', 'DIEN', 'TUNS', 'RAES', 'SYLT', 'BTTE', 'SRCD', 'TTAN', 'PRCN', 'NOOS', 'BLSH', 'JHNY', 'SEEL', 'LOCN', 'PIDL', 'RARY', 'BETK', 'SOEN', 'PAED', 'SHRS', 'LURR', 'PICY', 'NRDK', 'MYOT', 'RAEL', 'BRCL', 'NUOE', 'NELK', 'BUNH', 'PHSD', 'LEOY', 'PLOE', 'RYOE', 'LURK', 'SASD', 'MHLT', 'RTRD', 'DICR', 'DARS', 'BYOH', 'DTEL', 'NTEN', 'SOCH', 'MIRL', 'NULH', 'RRCL', 'MISD', 'BTLK', 'PUDH', 'RENR', 'BYRL', 'NELE', 'JALH', 'MEER', 'MRTE', 'LOEK', 'THLY', 'BIAS', 'LEDS', 'SILK', 'TRCS', 'SLSR', 'PADT', 'DYER', 'BYRS', 'NUEK', 'RTER', 'RLEH', 'DUNT', 'JOCR', 'NTDE', 'BEND', 'STAD', 'DYLR', 'JEED', 'DOCN', 'NYCK', 'SESY', 'BELH', 'PICE', 'RLND', 'LLTH', 'PERS', 'DUSE', 'LITY', 'THRK', 'TONN', 'MOOS', 'RULY', 'TOCN', 'SISD', 'DODR', 'RONK', 'MORN', 'MYRD', 'RUEL', 'LIEY', 'BIAD', 'NUEE', 'BAAH', 'JYSD', 'MTOY', 'MOEH', 'TRNS', 'BRCE', 'RTCS', 'MELT', 'LUSH', 'BRSD', 'NHEY', 'SYRY', 'PACL', 'RRAT', 'ROSR', 'JLOR', 'JHOR', 'DYTY', 'TADY', 'MACL', 'JESE', 'MOOK', 'JLNT', 'DURT', 'TRRK', 'DOON', 'JLRS', 'LRLH', 'NAOR', 'RREN', 'RACK', 'BYSH', 'RTLS', 'TYST', 'RLNT', 'RLTK', 'PYRY', 'MHAT', 'DLDH', 'SLRR', 'PLEE', 'TLCD', 'MYAY', 'BAEK', 'SORN', 'MHTL', 'LATR', 'RADT', 'MROE', 'DAED', 'SIDR', 'JILH', 'LOLL', 'SIEN', 'LOSR', 'TENT', 'MYNE', 'SOSY', 'PADK', 'BLCK', 'NUTS', 'BHCN', 'BRRD', 'LEAY', 'PLOY', 'TELK', 'BLEE', 'SADS', 'SHAD', 'PAAN', 'PUNT', 'SODL', 'DLAE', 'JAND', 'MRER', 'MEOS', 'DITS', 'RHTE', 'TANS', 'BRET', 'JORY', 'MTAY', 'DYOT', 'TASD', 'SLLT', 'NIRD', 'NOLN', 'DTCD', 'TIRD', 'RAAR', 'PTCN', 'NOOT', 'RUNK', 'RATY', 'NOLD', 'BOLR', 'JISN', 'JOES', 'MULE', 'MOET', 'TAEE', 'DYTS', 'ROED', 'SRAS', 'SYCN', 'PECK', 'POLR', 'LONY', 'DTRS', 'PYAS', 'PHTR', 'TUOH', 'SOAN', 'BIOR', 'NROD', 'PULT', 'THSN', 'JLLL', 'DUDY', 'MREK', 'DICS', 'BRSK', 'SLEE', 'JOCN', 'JHER', 'PODE', 'BAES', 'NYER', 'JOEE', 'RYDH', 'TRAN', 'NALS', 'POSK', 'NOAR', 'NHDH', 'JYTY', 'JHAN', 'JUDD', 'DRLS', 'RARS', 'BRCS', 'DADS', 'JOAH', 'NOEE', 'MIDL', 'SATH', 'RULR', 'PAEK', 'SYTL', 'RLAE', 'PARD', 'NOEN', 'SALR', 'NLCD', 'LRAS', 'NRTD', 'RRNR', 'SIOY', 'MUET', 'MHLR', 'TADR', 'JRSY', 'TONH', 'BELL', 'THTL', 'PADD', 'PODH', 'MASY', 'TESK', 'JOAT', 'BLLY', 'JARY', 'MORT', 'TTSL', 'SUNE', 'MLLK', 'LHDN', 'JHLY', 'LHLD', 'LTOE', 'BRSN', 'NOLK', 'PUNS', 'LISY', 'RINY', 'THOK', 'PRNT', 'TUNR', 'MTDL', 'PLCN', 'LIRD', 'DHTS', 'RANS', 'PLLS', 'TISY', 'SLAD', 'PYDE', 'BTRY', 'LTON', 'MLRN', 'BOAT', 'BUTD', 'JARL', 'DHSS', 'RALL', 'BYCN', 'MYTK', 'RYLK', 'POOS', 'JELK', 'PTTY', 'TTNT', 'MUEN', 'RYED', 'JORK', 'TUER', 'PHTE', 'DTOS', 'MARH', 'STAR', 'SESE', 'PLDH', 'PYLH', 'NAEE', 'SUOR', 'JRON', 'DLNY', 'LHED', 'THSY', 'TYTL', 'JICK', 'LEDE', 'TTDY', 'RRTS', 'NEAN', 'RORS', 'RUER', 'RTDR', 'MOTH', 'MAOH', 'MRDK', 'RUAN', 'BUED', 'STEH', 'MTON', 'MTSH', 'NRTT', 'PRTD', 'PIEK', 'LYLK', 'MILN', 'RTLD', 'TAER', 'NOEK', 'DIER', 'PYLR', 'JECS', 'NARY', 'MASR', 'BYCY', 'DORS', 'JUAE', 'LLOY', 'BROT', 'JTSL', 'SANK', 'DRRE', 'LYLL', 'NRTE', 'JUCY', 'BHRD', 'LTAY', 'DENN', 'SROY', 'DLTT', 'SLTY', 'LATT', 'LINR', 'SYRS', 'PESE', 'MORH', 'NTOE', 'BLLT', 'DANE', 'DINH', 'JHOH', 'LENH', 'NARS', 'PUDY', 'DHTR', 'JLLE', 'MLLE', 'JTSY', 'NLST', 'MYOE', 'RURT', 'THOE', 'DYOK', 'POTS', 'RTLH', 'MHRT', 'JTLE', 'DHSY', 'JUAS', 'RYDR', 'LOTH', 'RONR', 'LYTN', 'TUNY', 'LODE', 'NOSK', 'TYCE', 'RASH', 'JENT', 'BONS', 'NLRE', 'LHDH', 'MRTY', 'MICE', 'NIAD', 'JYED', 'DLOL', 'NUDS', 'RRLR', 'RTAT', 'JYOK', 'LADR', 'JURR', 'DONY', 'TENY', 'RUSN', 'PYRH', 'JEOS', 'PTAT', 'NITD', 'SHTL', 'JYNL', 'POCD', 'JUEN', 'TETS', 'MROD', 'LECT', 'TRAH', 'SUDS', 'JYRK', 'MIOL', 'NTLY', 'SYCR', 'LLCT', 'LTAD', 'JAOL', 'MUOL', 'RYRS', 'STTS', 'DUTK', 'SURT', 'BLTK', 'RRLN', 'DYDL', 'TLET', 'SLET', 'JEOR', 'NTSL', 'THLH', 'REOS', 'DHEL', 'BEOL', 'DTOH', 'MRTN', 'MREH', 'PULR', 'THNT', 'PTSH', <text:soft-page-break/>'TIAD', 'PUCS', 'TTNK', 'PASH', 'BOLY', 'THEK', 'TYEY', 'RLDL', 'JHDS', 'POTD', 'MRRS', 'NTDS', 'RHLK', 'THRD', 'RTAN', 'LLOR', 'NARH', 'RUAD', 'RLOE', 'LHCT', 'BYDE', 'NADN', 'MUEK', 'TEEN', 'RRRY', 'BARK', 'JIOT', 'JYEH', 'RHCT', 'RLCL', 'BREK', 'RRNL', 'LORH', 'JYLS', 'JYAK', 'JOCE', 'TEAS', 'RITL', 'NEAD', 'BECY', 'RHAD', 'JAAD', 'ROTT', 'JENR', 'BHLH', 'MENN', 'ROOT', 'NTNH', 'PLCY', 'TUEH', 'LRNT', 'NTCY', 'RETT', 'LRNL', 'MUNK', 'LHAE', 'NLAE', 'RTOD', 'DLNT', 'SEAT', 'PYER', 'NLDE', 'MYCN', 'LRLT', 'JYDR', 'DONR', 'JELL', 'PETN', 'SERD', 'DOLL', 'SIAD', 'BIDL', 'RICL', 'TOOE', 'JOAY', 'TYAN', 'LROY', 'RAEN', 'TLEH', 'MLCL', 'DRNR', 'PTNE', 'LESN', 'MITK', 'RYOD', 'SOSR', 'BISL', 'PUDN', 'JUEK', 'LHAY', 'SACR', 'TATR', 'LHOD', 'POAN', 'MENE', 'POTT', 'SACE', 'LYTS', 'TIST', 'MESE', 'BICE', 'PURD', 'MRDD', 'NIOY', 'BOCD', 'NETR', 'JUCN', 'DACT', 'MTNL', 'SYDE', 'LRTT', 'DIAN', 'TERL', 'PUNH', 'BHAT', 'PART', 'JISD', 'RIET', 'JHEH', 'LICS', 'TRSL', 'TAOK', 'NUCH', 'LASK', 'RHRD', 'TLAE', 'JOSE', 'TYEN', 'DYRH', 'PTST', 'MUTR', 'MRNT', 'LONT', 'MTRR', 'DEND', 'DUDK', 'NILT', 'DIEH', 'NYRE', 'PITY', 'NHND', 'PILS', 'BLAT', 'TURE', 'NHAH', 'MACK', 'TUOK', 'DERK', 'SHET', 'MLEE', 'JRDS', 'MTTN', 'TTCD', 'RRDS', 'LUDL', 'DULL', 'DYCS', 'BYEY', 'BIOE', 'DHSK', 'JLET', 'SYTK', 'JODH', 'SUDK', 'PTRH', 'RLRE', 'MYLH', 'PUOL', 'DACE', 'LHAR', 'TELH', 'SHDE', 'MTLR', 'JULT', 'RITK', 'TASR', 'DYLL', 'PRLD', 'DYNT', 'NLSY', 'SHTD', 'LIET', 'PAAS', 'BTAL', 'SRRD', 'BRNN', 'SEDK', 'JHLH', 'THSE', 'NYET', 'MOOD', 'BASE', 'BLAN', 'SIED', 'BUEN', 'LLLY', 'DINS', 'SYNE', 'DACR', 'PALT', 'RYCK', 'SHSL', 'JERK', 'SAEY', 'JORN', 'NLRR', 'DODN', 'MYRK', 'SOAR', 'LALS', 'THTE', 'NEOK', 'BICL', 'NHLY', 'DYEH', 'MLCT', 'DUOH', 'SHRD', 'NACT', 'TESL', 'DOEH', 'PHAE', 'PUAE', 'DRRD', 'NULY', 'JLOT', 'DHET', 'BEON', 'BEOY', 'DEAN', 'TATT', 'MLNY', 'MTCE', 'MADH', 'BHTE', 'RRRE', 'NLAD', 'JUEL', 'JHDD', 'SHDH', 'SRSY', 'TADH', 'JALS', 'PRNY', 'BRDH', 'MRCE', 'JRCE', 'PHOH', 'MUNH', 'MEAE', 'RUCL', 'MRCH', 'NECN', 'LIDT', 'STAY', 'MIAL', 'RHLH', 'LRES', 'DTLT', 'DIET', 'BOTR', 'RLLL', 'DETE', 'NHTN', 'BYSK', 'PLNK', 'JIRL', 'RYCE', 'DLSD', 'TITK', 'TRSK', 'MASL', 'LANL', 'JUDH', 'JAST', 'RUTS', 'TEOT', 'PECH', 'DAAK', 'LYRT', 'MTAL', 'NYAR', 'PLEN', 'PLSK', 'RTEN', 'PHAR', 'SILN', 'STSS', 'MART', 'BUDY', 'BULN', 'PION', 'SILS', 'TRCY', 'NTER', 'TARE', 'JLST', 'RLSY', 'JURH', 'SOOD', 'BOOS', 'LIAT', 'SOTS', 'MULS', 'STOL', 'REAE', 'DESD', 'PLET', 'RRSS', 'STRS', 'RLLR', 'JYCR', 'SHEE', 'JUSS', 'DITR', 'LRDY', 'LUAS', 'DOOR', 'DTTS', 'SYSY', 'PLDE', 'PTOD', 'NOCH', 'PUOE', 'MINT', 'JTNK', 'NAAE', 'MAAH', 'RECN', 'BURN', 'LYAD', 'RTDH', 'JOTK', 'JEDK', 'RICE', 'JHSY', 'BENL', 'NUSS', 'MUSD', 'RLDT', 'RODL', 'RRAS', 'DUEH', 'PUET', 'TTST', 'PYLK', 'MHON', 'TOST', 'PALK', 'SLDT', 'LHES', 'DONT', 'LTET', 'RTAY', 'BTOY', 'TLDE', 'DLRK', 'SLRY', 'TTAE', 'PLTE', 'TESH', 'STLN', 'SARS', 'LONE', 'RUSR', 'NLNN', 'LTEE', 'BYCS', 'MHLK', 'SUEL', 'BECS', 'MOOY', 'BEOH', 'BRAN', 'PTOS', 'DLSL', 'SHCT', 'JTRR', 'MEDE', 'RETY', 'LATK', 'JONY', 'NLSL', 'LYTR', 'LYEY', 'MLDS', 'NUOT', 'LIDR', 'BUCT', 'MRNE', 'NYND', 'TAOR', 'RYTH', 'LYAH', 'BODT', 'NITY', 'DUCD', 'RTEH', 'BTTL', 'SELD', 'PANK', 'RYSS', 'DYAN', 'SYDD', 'TAND', 'DHOT', 'SHLT', 'BTCE', 'NLSE', 'RLCN', 'BECT', 'SUCD', 'NATE', 'PYRN', 'DTTT', 'MATR', 'PIAS', 'PTLE', 'RROL', 'NRRY', 'SRLE', 'DRSD', 'JUDL', 'SUEY', 'DYCH', 'RHCS', 'PHLT', 'LRAE', 'MASE', 'SAAS', 'NYNL', 'NTSH', 'PUAL', 'BENY', 'TUDS', 'RYSL', 'MESK', 'RTOY', 'SRAR', 'JUCE', 'LUOY', 'MHAY', 'PHEK', 'MUSS', 'LRRL', 'PYOH', 'MECS', 'RYEY', 'SHSY', 'RANE', 'BONH', 'NEON', 'LILH', 'MYDT', 'TUOS', 'BIRL', 'DODD', 'PETD', 'SULK', 'DULT', 'PHTY', 'SHLY', 'BUAH', 'MUNR', 'MOAH', 'NRSL', 'DLRT', 'SIEE', 'DTOY', 'NOES', 'PTNL', 'SALN', 'BHTH', 'LURD', 'NHTS', 'LACK', 'DHAT', 'SHSK', 'LRNS', 'SLDS', 'BUCE', 'JOCD', 'LTCR', 'SISE', 'RHCE', 'DTNY', 'NITH', 'TTCN', 'RHTD', 'JHRD', 'BIRS', 'LUTR', 'LASH', 'TESN', 'STSR', 'RIEH', 'LTST', 'NLDD', 'DTDR', 'TETE', 'DOSR', 'NLSR', 'BEAY', 'SIOE', 'MALT', 'DELD', 'SYTH', 'BATK', 'DUCS', 'NLON', 'BOEH', 'BLSS', 'NLAT', 'SRLD', 'SICS', 'PODL', 'PHNL', 'LELK', 'RITN', 'LRDN', 'TTDS', 'JTAK', 'DTLE', 'BIOL', 'JTCY', 'PHER', 'PANH', 'JTNT', 'THTS', 'SULE', 'DLDE', 'TYLN', 'PHCE', 'NUSH', 'NTLD', 'POCR', 'NAOK', 'MYLD', 'PAOD', 'NUDH', 'SAAK', 'RYON', 'JLLR', 'DRAE', 'MISS', 'BREY', 'MEDY', 'DATS', 'SRNK', 'NTSE', 'NORT', 'DICL', 'BODY', 'SIOH', 'NUDR', 'THLL', 'BETR', 'PITN', 'LHDY', 'LEED', 'PROK', 'JTSR', 'JUCH', 'MUAR', 'SLON', 'TLDR', 'BUET', 'DUEK', 'DTLH', 'MRDN', 'SARN', 'RLST', 'BTCS', 'MLTE', 'BAET', 'SIAY', <text:soft-page-break/>'RUAE', 'NESD', 'PYTR', 'BTTN', 'PYNE', 'THAH', 'MTLE', 'MHLD', 'TISS', 'TYCK', 'BRDT', 'BOTS', 'PAAD', 'BLSE', 'DANK', 'BLSN', 'NETH', 'MULD', 'DELY', 'MLRY', 'DTTH', 'TYAT', 'MELK', 'RRAK', 'JTLD', 'DIAL', 'SOAT', 'JUOE', 'BULL', 'NRRN', 'JHSL', 'THSK', 'LEAD', 'RRNN', 'JAAR', 'NREN', 'STDY', 'PYCS', 'DHAS', 'MHNK', 'RYEN', 'REED', 'BUEE', 'SADR', 'MOLE', 'JERN', 'PACN', 'MLCS', 'TORK', 'LOSL', 'RYNY', 'JYNN', 'BAOR', 'RHTL', 'BUAY', 'DLSE', 'RUTN', 'RTEY', 'BTDE', 'RIRE', 'JTTR', 'BYRY', 'PANR', 'REDH', 'JHSD', 'LENR', 'DHCN', 'PRTY', 'BEEL', 'SLNN', 'TAOS', 'PIOL', 'BHCK', 'ROON', 'DRST', 'JAAT', 'JTAH', 'SAER', 'PTAH', 'NICN', 'MAAT', 'BYLD', 'ROCE', 'BAOT', 'LYSS', 'POTL', 'NICD', 'LRTR', 'DHRD',</text:p>
      <text:p text:style-name="Standard"><text:s/>'PHNR', 'LTED', 'BRDS', 'MHLE', 'TIAN', 'SUDN', 'MRNR', 'SETN', 'JRNE', 'LITH', 'SRAD', 'PUOD', 'JURL', 'SIDD', 'PENN', 'RYCS', 'NRDT', 'LRNR', 'SODS', 'RHAY', 'MIRE', 'LUTT', 'RHAH', 'PYNT', 'BITD', 'TOTS', 'NUED', 'SHAT', 'DLAH', 'MLDE', 'TOLK', 'NRAS', 'PRTR', 'SLLE', 'LLEL', 'PASE', 'SUDY', 'BHNR', 'BOCR', 'NYLT', 'REDN', 'JIRY', 'PUCR', 'JTCK', 'BALH', 'TEDR', 'LLED', 'DYDN', 'DAOY', 'DIND', 'LHCE', 'TETT', 'SRSE', 'DLNL', 'TEDN', 'TTTY', 'JRLH', 'SINK', 'TRSE', 'JARR', 'MEEE', 'BELR', 'JTLH', 'SYOE', 'JOEK', 'PETL', 'RLDS', 'PTNY', 'RUNL', 'LICR', 'BOSR', 'DEDD', 'MTTL', 'NION', 'LLDN', 'PYCE', 'MEAL', 'TALH', 'SAOT', 'BHDR', 'LHTH', 'SILD', 'DYES', 'TLTT', 'STNS', 'ROOD', 'BACR', 'PYTT', 'JARH', 'TLLN', 'JION', 'BATY', 'BRLE', 'PEDY', 'LHON', 'NODD', 'TRTL', 'TLCS', 'NTRL', 'TLOS', 'LHSL', 'SLTE', 'PTCD', 'NLCL', 'JOOS', 'TRAS', 'LRLL', 'SUCK', 'SHOE', 'LRDS', 'JLAN', 'NYCN', 'BYTR', 'DRND', 'RILT', 'BHEK', 'NLTE', 'JART', 'NATY', 'SARY', 'NECT', 'LILL', 'DYOH', 'DIEL', 'RRET', 'LUOE', 'SRRL', 'SAAE', 'DHSL', 'TASH', 'DETR', 'NEOL', 'NUOL', 'MODK', 'BYNR', 'MADK', 'DITY', 'SUNY', 'DURR', 'LAND', 'LTNR', 'NREY', 'PILN', 'RENN', 'MOTK', 'NHCK', 'DLTH', 'LHLN', 'ROCS', 'TADT', 'MLEH', 'PUSN', 'DLLD', 'LLAT', 'LITR', 'NOAD', 'RYLL', 'SIAE', 'SRRH', 'JYSL', 'MULY', 'LALT', 'BIEK', 'DILT', 'PULL', 'BAAN', 'DEAR', 'DLCD', 'SIRS', 'DTLS', 'RACT', 'SIOT', 'STAL', 'JIST', 'BRAK', 'SLCK', 'NALK', 'PUEH', 'PEOY', 'JLNE', 'NYAK', 'MANR', 'SYAE', 'JITL', 'TURH', 'MTND', 'DYSE', 'BETT', 'PULE', 'PLCE', 'PACH', 'DTOL', 'RTOL', 'JURS', 'RHDS', 'NALT', 'LTCH', 'PTAD', 'NLOE', 'JYLK', 'BYAD', 'RHTH', 'MYAD', 'NROH', 'PYRK', 'NHTL', 'BLOK', 'JICT', 'RURY', 'SRES', 'MLDD', 'BHDY', 'JHTT', 'PEET', 'JELD', 'SORD', 'LROL', 'SASE', 'DESR', 'BERE', 'JOLY', 'NHDL', 'BLNN', 'NRNE', 'NRDS', 'NLLE', 'SOEH', 'TYDR', 'SUAE', 'PARS', 'NLRT', 'TREK', 'TINE', 'SELH', 'BUTY', 'JYDT', 'JIET', 'PASL', 'RARN', 'NECD', 'POEH', 'REOY', 'SRAE', 'TANK', 'RESL', 'TARR', 'MUAH', 'MUNS', 'JHEE', 'BUTK', 'LTTY', 'SHCK', 'NUNY', 'DTTN', 'STOR', 'NOSR', 'SOOR', 'NUSL', 'TLNK', 'SYDY', 'NUER', 'NAAK', 'RIAH', 'MRND', 'DYDS', 'PODD', 'SRRS', 'JHET', 'JLSD', 'RRRS', 'LHDS', 'DIDS', 'BUSE', 'LUTK', 'SULS', 'SISR', 'SIDK', 'MIEN', 'TLDS', 'PTOR', 'BUND', 'RODH', 'SORS', 'SHAR', 'TASL', 'PTCL', 'LHSR', 'DYAD', 'SUET', 'DYCR', 'PHNS', 'SHOR', 'BONT', 'DADE', 'PISS', 'THOS', 'RIAN', 'BUAK', 'NLRH', 'ROAL', 'SYOT', 'PANE', 'MACE', 'BEDE', 'PHSH', 'MITE', 'NOAS', 'DOLT', 'PRRS', 'PLEH', 'NTLR', 'SLNK', 'SHDK', 'BALK', 'DANY', 'RYLD', 'SEED', 'RLTT', 'TTRY', 'NRLT', 'TTOT', 'LORN', 'PICK', 'RTSL', 'MIED', 'RADK', 'RYRH', 'MHOD', 'STNR', 'SLST', 'SESN', 'DADL', 'RIAR', 'JLER', 'MHRY', 'DALN', 'JELE', 'MTSK', 'LRTL', 'BIDN', 'RLON', 'NTDN', 'BERL', 'MONH', 'LLES', 'RRTN', 'JOAD', 'SYES', 'PORH', 'PANY', 'BHET', 'LHNR', 'BLSK', 'NHED', 'NURS', 'MYLE', 'RECS', 'SYRR', 'DADH', 'JIAN', 'DUSY', 'JRSL', 'BOTH', 'RUCK', 'TOSH', 'PRSS', 'NYRN', 'RADD', 'DATL', 'TYCH', 'SEST', 'BRNE', 'DTDY', 'MHDE', 'NIAY', 'TYAL', 'TTCK', 'SITE', 'PTSR', 'NIET', 'NTAS', 'NRDD', 'THLN', 'RONY', 'LHCN', 'RRAE', 'PHRR', 'BYSE', 'JOLD', 'JTLR', 'STSK', 'SLRE', 'TONL', 'STNT', 'JLTN', 'SEOL', 'JAEL', 'LINT', 'TINN', 'BOES', 'LUAE', 'DTDD', 'NYSH', 'LEAN', 'MILD', 'STAK', 'LIRT', 'LYCS', 'JTTL', 'DTDH', 'THCK', 'NALN', 'SLCY', 'PIRR', 'TULR', 'JHRH', 'SILL', 'MAEL', 'JLEK', 'JREH', 'TRTS', 'SAAL', 'PISD', 'JHDY', 'METR', 'BHDN', 'JYSE', 'MONR', 'RORD', 'RUDD', 'MTTS', 'NHTH', 'LELR', 'MTOK', 'TYDH', 'ROEE', 'JALD', 'MANK', 'JRLK', 'RULS', 'DTAE', 'SRDT', 'LIRE', 'SLLL', 'LULS', 'SYRN', 'JTTK', 'TLRY', 'LEAL', 'LTRD', 'NANL', 'SICT', 'TONE', 'DECH', 'RHTK', 'LORE', 'NANT', 'NILL', 'LURY', 'NIST', 'DIRT', 'SARD', 'DTST', 'PUCL', 'RRRT', 'NHEH', 'RAEH', 'JLRN', 'MRNN', 'BTOL', 'DENR', 'TRTE', 'STDN', 'RHAL', 'MLET', 'JILL', 'LYEL', 'NATL', <text:soft-page-break/>'RTTR', 'SRET', 'PERE', 'JHON', 'RURL', 'RHSL', 'RELS', 'MLEY', 'RTOK', 'JREK', 'JRDE', 'DOSL', 'MEET', 'LAES', 'JESK', 'PRND', 'SYON', 'RORT', 'BORE', 'MLSD', 'RUOE', 'BEOR', 'PLTH', 'LALE', 'SRLS', 'JULE', 'NLRK', 'PACK', 'NRTR', 'BLRT', 'SROH', 'TTAK', 'RULL', 'TANY', 'JONH', 'PEOD', 'MTRL', 'DYTH', 'PTCE', 'RYAT', 'BIAN', 'LALL', 'NYRR', 'JECY', 'TTLK', 'JUDT', 'TILN', 'LLAE', 'RTNT', 'BIST', 'LANK', 'SIAT', 'SIAN', 'RATK', 'RUNH', 'JUTD', 'JLOE', 'SYAT', 'NLEE', 'RYRN', 'LLLK', 'SADT', 'RADS', 'LEAH', 'PTDS', 'SONL', 'TEER', 'SLDD', 'RRLS', 'MYDL', 'MODD', 'BHSY', 'BULE', 'TLES', 'JHAY', 'MUNL', 'LEDK', 'NTAE', 'BRAT', 'TERD', 'NOSE', 'SUCT', 'JTAN', 'TRDL', 'LAED', 'MTCT', 'JTTS', 'ROCY', 'PLRE', 'MTRY', 'PLCK', 'TYOD', 'PINR', 'SRTD', 'JEES', 'DHLS', 'BOCY', 'TULK', 'JTDD', 'BURY', 'LIAE', 'DASN', 'JUTH', 'JUSD', 'NHCT', 'LULR', 'NUNR', 'TLCE', 'DLDT', 'MAOD', 'BECE', 'LUNY', 'LODN', 'DYRE', 'NYOT', 'PHED', 'LYTK', 'BIDT', 'SHSR', 'DIDE', 'MOCN', 'DATE', 'TESY', 'LUDY', 'TESE', 'DYST', 'TTLT', 'TESS', 'JELT', 'NARR', 'LELD', 'RANT', 'DHRL', 'JECN', 'LYTL', 'TYTN', 'NALH', 'LRRY', 'MECT', 'NESY', 'BEDR', 'LARE', 'NEES', 'MHAK', 'DISH', 'TUNK', 'TYRT', 'JIRS', 'MRNH', 'DAES', 'RHRT', 'MUDD', 'LUAK', 'TYLT', 'PISR', 'RYRR', 'BTTD', 'LINN', 'LOCD', 'DTAT', 'PILR', 'LULN', 'NTOT', 'PHLK', 'DECD', 'DHTE', 'RALD', 'RROD', 'JHDK', 'NEEE', 'PLAT', 'TEOK', 'BEET', 'LROK', 'SLAK', 'DALR', 'TOOT', 'LRCT', 'PRCT', 'SURK', 'NTLN', 'DOAL', 'PLTN', 'NICK', 'BTLR', 'SOCL', 'NHCY', 'PUAD', 'JINL', 'BYOE', 'THNR', 'LHTE', 'JTCL', 'NLTK', 'PYTE', 'NIAK', 'PENL', 'NRTL', 'DAAS', 'TYLE', 'MOOT', 'TOOD', 'PERR', 'LTLR', 'JRDK', 'RLER', 'NLOD', 'PIOR', 'RILE', 'NLDY', 'JHOE', 'DHNE', 'PLNE', 'LINK', 'NRRH', 'BLLR', 'BYET', 'POAT', 'RAOE', 'PUTT', 'NYRY', 'SUDL', 'BOER', 'JHDE', 'LENE', 'TYDL', 'BORK', 'SHER', 'JOCK', 'SOEE', 'NEST', 'NERS', 'SUOE', 'MTES', 'NYCR', 'DHSD', 'TLSS', 'LILT', 'BYNS', 'MURK', 'JENH', 'LOCT', 'NTOR', 'PYSL', 'NAON', 'ROLK', 'LOOD', 'SYNS', 'DRRS', 'STLR', 'LETY', 'DATD', 'DYAL', 'SRLH', 'BTCL', 'NYNY', 'PHCD', 'TENH', 'RUSD', 'DOOD', 'JLNK', 'MALK', 'BYNE', 'BETL', 'SYLH', 'TROY', 'RENS', 'NIAL', 'NYSL', 'ROTH', 'REAL', 'DLOD', 'BYDL', 'JYLN', 'BRSY', 'DHLK', 'TACR', 'SELN', 'BUOD', 'LACR', 'LEEH', 'JYAY', 'SROT', 'SINT', 'RTRN', 'STNL', 'SRNL', 'SAST', 'LIRK', 'TLDT', 'TIAL', 'MONL', 'BYED', 'BIND', 'PYET', 'TORS', 'LTLK', 'SRCR', 'DUAE', 'SUES', 'RIRY', 'MYAK', 'BROL', 'BYOR', 'BATE', 'RANL', 'PLTS', 'SHLN', 'DELR', 'MRAE', 'JHOD', 'BILS', 'PLST', 'BENE', 'LTSH', 'BRRK', 'NUNT', 'BTAR', 'BLLH', 'BENT', 'PURT', 'DRTK', 'DHOL', 'STEK', 'THAR', 'NEEL', 'TRTN', 'RIND', 'PTTK', 'POSN', 'RRSN', 'LTDN', 'BOSL', 'PHAL', 'PRDT', 'JLRH', 'THOL', 'DLLH', 'DOOH', 'NOEY', 'DHDH', 'RTSN', 'BUNR', 'MTRT', 'LYTT', 'DLEK', 'RHRS', 'NLCY', 'DYON', 'SYAH', 'NICY', 'TUEN', 'BILD', 'DUTD', 'NHDY', 'JIDH', 'DRNS', 'LYDL', 'LEEE', 'PYOL', 'MRDH', 'BOSS', 'ROAS', 'MRNL', 'ROAH', 'RIOR', 'DRRN', 'JHOL', 'TALS', 'RURR', 'RLRD', 'DYAR', 'JTER', 'PATD', 'PYLT', 'PLSD', 'JTCD', 'JYDE', 'BICD', 'LRNH', 'JERT', 'MYTS', 'TYES', 'PYLN', 'JADE', 'SODY', 'MOLL', 'RYST', 'RLEY', 'BHTT', 'MTDK', 'SERN', 'PATR', 'MRED', 'SANN', 'NRRD', 'BAOK', 'PYAT', 'SECE', 'MANN', 'DELT', 'NELS', 'MURE', 'PHDN', 'LYRY', 'MTDR', 'JERH', 'NIAN', 'PURH', 'RODY', 'NRCL', 'RLDK', 'BTEE', 'BEOE', 'NOSS', 'PHOT', 'JESN', 'TIDK', 'BYTH', 'SUNN', 'REEK', 'PICR', 'LLOT', 'JATN', 'DLAS', 'NOLS', 'DITE', 'LYDT', 'SYRD', 'SLRD', 'SLDR', 'MRAN', 'LERK', 'TIAH', 'MEND', 'NRAR', 'TOAY', 'BYNY', 'JTNS', 'DYNL', 'LATY', 'RYET', 'DOAK', 'THST', 'NARL', 'POOK', 'LYDK', 'NAEY', 'TUAN', 'LHLL', 'RUSE', 'BYLE', 'DOLE', 'NYLD', 'JUAT', 'MTEK', 'BYSD', 'LACL', 'RYAS', 'RRER', 'STDR', 'NOOK', 'TYRH', 'POTR', 'RIOY', 'JAAS', 'TERR', 'TANN', 'DTTY', 'RYNT', 'NYSD', 'BODS', 'RHDD', 'MUTT', 'NTRS', 'JYRN', 'JATH', 'DLOR', 'MEDD', 'SYNH', 'MIDY', 'BUEK', 'SICE', 'RTAE', 'NLOK', 'RREH', 'LICL', 'RTSY', 'LTEL', 'NTEE', 'DONE', 'DETH', 'TOAK', 'JLDK', 'TURK', 'JALR', 'SUCE', 'BLNT', 'TEEL', 'LHSK', 'POLE', 'MHRK', 'LRON', 'JEAT', 'SRRE', 'BAAT', 'BTSR', 'BOAD', 'POLD', 'LRAL', 'SLAT', 'LRDD', 'MLOL', 'DRCN', 'PEAK', 'DYNH', 'POCL', 'NOEL', 'RRSD', 'SYST', 'LRRN', 'DTTL', 'REDE', 'NHTR', 'MAAS', 'NUNK', 'DOLK', 'LORL', 'NAOL', 'BANR', 'TORD', 'LHOT', 'TRLT', 'DTLY', 'RODS', 'TRDK', 'DRRL', 'JUNT', 'RTAL', 'SINH', 'JLOS', 'MENK', 'PRNR', 'RRLD', 'NOAH', 'JLTT', 'POAL', 'NADE', 'MYCR', 'PTDR', 'PUDD', 'MEAY', 'NACD', 'BOCL', 'DUOR', 'SYTE', 'MLAD', 'LLRE', 'TOAL', 'LUSL', 'BADY', 'PTOE', 'PHCS', 'PUEN', 'RIES', 'MLEL', 'BUON', 'LISS', 'PHDL', 'SHOK', 'PYCL', 'BAOY', 'PROD', <text:soft-page-break/>'JOSH', 'MHNS', 'RALT', 'NRLH', 'LTDE', 'RRDH', 'JURE', 'BHAE', 'TEOR', 'TYRN', 'MYLN', 'DYOL', 'TLAK', 'RETK', 'PAOY', 'MUSY', 'THOY', 'JOCS', 'JHRK', 'SINR', 'SLTH', 'MEDT', 'BRTR', 'LHOR', 'BINN', 'PESY', 'MTSR', 'LTSY', 'LLSR', 'RYRE', 'TACL', 'MENS', 'LLNS', 'LLTT', 'SOAE', 'NHAN', 'LRSS', 'NTDR', 'MURR', 'LION', 'LTAN', 'MTCN', 'DERL', 'SOOE', 'NHAL', 'TTLR', 'BAAD', 'PRAH', 'TIAY', 'NUCK', 'NAAH', 'RLCY', 'NENK', 'SENE', 'LESR', 'LOAL', 'TISH', 'NHRK', 'NISR', 'RISR', 'LETD', 'MYAE', 'LUEL', 'BASY', 'SITK', 'LOLK', 'JROH', 'SELT', 'RHLR', 'DIOY', 'PRAK', 'TYCR', 'TLLE', 'SHLE', 'REOL', 'DACL', 'DRSL', 'BUDR', 'PLOT', 'MLSE', 'MRDS', 'PTLR', 'LRLN', 'DIEY', 'TREL', 'TONY', 'NILY', 'DECE', 'NAET', 'POSL', 'SHLS', 'MEST', 'TYDN', 'NALR', 'JRDN', 'TAAN', 'PITS', 'RLEE', 'NRRS', 'RORH', 'DYSD', 'TLCH', 'SHND', 'LYSY', 'SARK', 'JRSR', 'PTTL', 'BHON', 'RLSN', 'MILE', 'LLAN', 'STRT', 'RULN', 'NOAE', 'JARS', 'DLER', 'TTCE', 'TELN', 'POTY', 'PILH', 'PASR', 'RTCH', 'SOTT', 'JRTY', 'BTTS', 'POAS', 'LESS', 'LUSY', 'BUSN', 'JURK', 'DODL', 'PUCK', 'JUTE', 'RAAD', 'RESD', 'NRNS', 'DTDS', 'NUAH', 'JIRD', 'MUOY', 'JLTH', 'LEDN', 'JISY', 'JYRY', 'SOCK', 'DENK', 'JODY', 'MTCL', 'PHON', 'JOOH', 'NUTT', 'BETY', 'DOOY', 'BLAR', 'BEDT', 'RITY', 'TUCN', 'LTEH', 'JILS', 'BATR', 'LYED', 'MILT', 'RYOS', 'SRON', 'NACR', 'BONR', 'PHOS', 'TLDN', 'DOET', 'BYNH', 'JYOH', 'NRCH', 'MYLR', 'SASH', 'MHEY', 'SOES', 'DATY', 'PYTY', 'RLSE', 'LUTL', 'RROE', 'MODR', 'JUSY', 'TLAY', 'JYTR', 'DARL', 'DRDT',</text:p>
      <text:p text:style-name="Standard"><text:s/>'TRLH', 'LIED', 'RICN', 'JELR', 'DHSN', 'TICT', 'JHNN', 'LETL', 'JYOS', 'PUES', 'RRSK', 'MHDY', 'BYST', 'NOTS', 'SANL', 'BRRS', 'PHTL', 'LERR', 'TTAH', 'RTNE', 'DEOS', 'LHRS', 'DTSE', 'RAAK', 'MOSD', 'MYSN', 'PRLE', 'RESN', 'PURE', 'BARY', 'PANN', 'TETN', 'JYTH', 'ROTK', 'DESK', 'LHTT', 'PUON', 'PYOT', 'MUDY', 'TIRN', 'RYLH', 'PITR', 'BYRN', 'POSR', 'JHAT', 'LYTY', 'NHSL', 'BLSR', 'SESR', 'NUOS', 'JYND', 'SUNH', 'MRTD', 'JADH', 'JYNK', 'JESL', 'RHDN', 'THET', 'TYLD', 'PUEL', 'JAES', 'DRCT', 'SHLL', 'NYSR', 'PLLL', 'SOAK', 'RRNK', 'JAAN', 'DADR', 'NRTK', 'JTDH', 'MHDT', 'NRLS', 'THSR', 'BYEN', 'LUCY', 'LYAT', 'PTCH', 'LTTK', 'TLNT', 'DESN', 'MOAN', 'DICT', 'LICH', 'ROTR', 'PAEE', 'RASD', 'DLDL', 'BTLN', 'TILD', 'BLNK', 'NRER', 'BOLL', 'PADH', 'NIDK', 'BUDS'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4:15:01.310778853</meta:creation-date>
    <dc:date>2023-07-23T14:15:43.676571865</dc:date>
    <meta:editing-duration>PT43S</meta:editing-duration>
    <meta:editing-cycles>1</meta:editing-cycles>
    <meta:document-statistic meta:table-count="0" meta:image-count="0" meta:object-count="0" meta:page-count="18" meta:paragraph-count="9" meta:word-count="10000" meta:character-count="80000" meta:non-whitespace-character-count="70001"/>
    <meta:generator>LibreOffice/7.3.7.2$Linux_X86_64 LibreOffice_project/30$Build-2</meta:generator>
  </office:meta>
</office:document-meta>
</file>